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1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tarSymbol" svg:font-family="StarSymbol, 'MS Mincho'"/>
    <style:font-face style:name="Courier New1" svg:font-family="'Courier New'" style:font-family-generic="modern"/>
    <style:font-face style:name="Cambria-Italic" svg:font-family="Cambria-Italic, 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0.0398in" fo:margin-right="0in" fo:text-align="justify" style:justify-single-word="false" fo:orphans="2" fo:widows="2" fo:hyphenation-ladder-count="no-limit" fo:text-indent="0in" style:auto-text-indent="false" fo:background-color="transparent" style:writing-mode="lr-tb"/>
      <style:text-properties fo:color="#000000" style:font-name="Times New Roman" fo:font-size="10pt" fo:language="en" fo:country="US" fo:font-style="italic" fo:text-shadow="none" fo:font-weight="normal" officeooo:rsid="0099533c" officeooo:paragraph-rsid="0099533c" fo:background-color="#ffff00" style:font-size-asian="10pt" style:language-asian="nl" style:country-asian="BE" style:font-style-asian="normal" style:font-weight-asian="normal" style:font-name-complex="Cambria-Italic" style:font-size-complex="10pt" style:font-style-complex="normal" style:font-weight-complex="normal" fo:hyphenate="false" fo:hyphenation-remain-char-count="2" fo:hyphenation-push-char-count="2" loext:hyphenation-no-caps="false"/>
    </style:style>
    <style:style style:name="P2" style:family="paragraph" style:parent-style-name="Standard" style:master-page-name="Standard">
      <loext:graphic-properties draw:fill="none"/>
      <style:paragraph-properties fo:margin-left="-0.0398in" fo:margin-right="0in" fo:text-align="justify" style:justify-single-word="false" fo:orphans="2" fo:widows="2" fo:hyphenation-ladder-count="no-limit" fo:text-indent="0in" style:auto-text-indent="false" style:page-number="auto" fo:break-before="page" fo:background-color="transparent" style:writing-mode="lr-tb"/>
      <style:text-properties fo:color="#000000" style:font-name="Times New Roman" fo:font-size="10pt" fo:language="en" fo:country="US" fo:font-style="italic" fo:text-shadow="none" fo:font-weight="normal" officeooo:rsid="0047b03c" officeooo:paragraph-rsid="002b0948" fo:background-color="#ffff00" style:font-size-asian="10pt" style:language-asian="nl" style:country-asian="BE" style:font-style-asian="normal" style:font-weight-asian="normal" style:font-name-complex="Cambria-Italic" style:font-size-complex="10pt" style:font-style-complex="normal" style:font-weight-complex="normal" fo:hyphenate="false" fo:hyphenation-remain-char-count="2" fo:hyphenation-push-char-count="2" loext:hyphenation-no-caps="false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color="#c9211e"/>
    </style:style>
    <style:style style:name="P8" style:family="paragraph">
      <loext:graphic-properties draw:fill="none" draw:fill-color="#ffffff"/>
      <style:text-properties fo:font-style="italic" fo:font-weight="normal" style:font-style-asian="italic" style:font-weight-asian="normal" style:font-style-complex="italic" style:font-weight-complex="normal"/>
    </style:style>
    <style:style style:name="P9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loext:graphic-properties draw:fill="none"/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weight-asian="normal" style:font-name-complex="FreeSans" style:font-size-complex="12pt" style:language-complex="hi" style:country-complex="IN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none" draw:fill-color="#ffffff"/>
      <style:text-properties fo:font-style="italic" style:font-style-asian="italic" style:font-style-complex="italic"/>
    </style:style>
    <style:style style:name="P12" style:family="paragraph">
      <style:paragraph-properties fo:text-align="center"/>
      <style:text-properties fo:font-style="italic" style:font-style-asian="italic" style:font-style-complex="italic"/>
    </style:style>
    <style:style style:name="P13" style:family="paragraph">
      <loext:graphic-properties draw:fill="none"/>
      <style:paragraph-properties fo:text-align="center"/>
      <style:text-properties fo:font-style="italic" style:font-style-asian="italic" style:font-style-complex="italic"/>
    </style:style>
    <style:style style:name="P14" style:family="paragraph">
      <loext:graphic-properties draw:fill="solid" draw:fill-color="#ffffff"/>
      <style:paragraph-properties style:writing-mode="lr-tb"/>
      <style:text-properties fo:font-size="12pt"/>
    </style:style>
    <style:style style:name="P15" style:family="paragraph">
      <loext:graphic-properties draw:fill="none"/>
    </style:style>
    <style:style style:name="T1" style:family="text">
      <style:text-properties fo:font-size="12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color="#c9211e"/>
    </style:style>
    <style:style style:name="T4" style:family="text">
      <style:text-properties fo:font-size="10.5pt" fo:font-style="italic" fo:font-weight="normal" style:font-size-asian="9pt" style:font-style-asian="italic" style:font-weight-asian="normal" style:font-size-complex="10.5pt" style:font-style-complex="italic" style:font-weight-complex="normal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.5pt" fo:letter-spacing="normal" fo:language="en" fo:country="US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ans CJK SC Regular" style:font-size-asian="9pt" style:language-asian="zh" style:country-asian="CN" style:font-weight-asian="normal" style:font-name-complex="FreeSans" style:font-size-complex="10.5pt" style:language-complex="hi" style:country-complex="IN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.5pt" fo:letter-spacing="normal" fo:language="en" fo:country="US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ans CJK SC Regular" style:font-size-asian="9pt" style:language-asian="zh" style:country-asian="CN" style:font-style-asian="italic" style:font-weight-asian="normal" style:font-name-complex="FreeSans" style:font-size-complex="10.5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0.5pt" fo:font-style="italic" style:font-size-asian="9pt" style:font-style-asian="italic" style:font-size-complex="10.5pt" style:font-style-complex="italic"/>
    </style:style>
    <style:style style:name="T9" style:family="text">
      <style:text-properties fo:font-size="10.5pt" style:font-size-asian="9pt" style:font-size-complex="10.5pt"/>
    </style:style>
    <style:style style:name="T10" style:family="text">
      <style:text-properties fo:font-size="10.5pt" fo:font-style="normal" style:font-size-asian="9pt" style:font-style-asian="normal" style:font-size-complex="10.5pt" style:font-style-complex="normal"/>
    </style:style>
    <style:style style:name="gr1" style:family="graphic">
      <style:graphic-properties svg:stroke-width="0in" svg:stroke-color="#000000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22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198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349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236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svg:stroke-width="0in" svg:stroke-color="#000000" draw:fill="none" draw:textarea-horizontal-align="justify" draw:textarea-vertical-align="middle" draw:auto-grow-height="false" fo:min-height="0.3917in" fo:min-width="1.0811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color="#3465a4" draw:fill="none" draw:fill-color="#ffffff" fo:min-height="0.536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370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215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435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svg:stroke-width="0in" svg:stroke-color="#000000" draw:fill="none" draw:textarea-horizontal-align="justify" draw:textarea-vertical-align="middle" draw:auto-grow-height="false" fo:min-height="0.3217in" fo:min-width="0.5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svg:stroke-width="0in" svg:stroke-color="#000000" draw:fill="none" draw:textarea-horizontal-align="justify" draw:textarea-vertical-align="middle" draw:auto-grow-height="false" fo:min-height="0.2083in" fo:min-width="0.2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in" svg:stroke-color="#000000" draw:fill="none" draw:fill-color="#ffffff" fo:min-height="0.2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vg:stroke-width="0in" svg:stroke-color="#000000" draw:marker-start="" draw:marker-end="Arrowheads_20_2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0.237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0.504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0" style:family="graphic">
      <style:graphic-properties svg:stroke-width="0in" svg:stroke-color="#000000" draw:marker-start-width="0.1402in" draw:marker-end-width="0.1402in" draw:fill="none" draw:textarea-horizontal-align="justify" draw:textarea-vertical-align="top" draw:auto-grow-height="false" fo:min-height="2.5555in" fo:min-width="2.8484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svg:stroke-width="0in" svg:stroke-color="#000000" draw:fill="none" draw:textarea-horizontal-align="justify" draw:textarea-vertical-align="middle" draw:auto-grow-height="false" fo:min-height="0.3217in" fo:min-width="0.3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vg:stroke-width="0in" svg:stroke-color="#000000" draw:marker-start-width="0.1402in" draw:marker-end-width="0.1402in" draw:fill="none" draw:textarea-horizontal-align="justify" draw:textarea-vertical-align="top" draw:auto-grow-height="false" fo:min-height="1.3244in" fo:min-width="2.3929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svg:stroke-width="0in" svg:stroke-color="#000000" draw:fill="none" draw:textarea-horizontal-align="justify" draw:textarea-vertical-align="middle" draw:auto-grow-height="false" fo:min-height="0.2264in" fo:min-width="0.2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svg:stroke-width="0in" svg:stroke-color="#000000" draw:marker-start-width="0.1402in" draw:marker-end-width="0.1402in" draw:fill="none" draw:textarea-horizontal-align="justify" draw:textarea-vertical-align="top" draw:auto-grow-height="false" fo:min-height="0.5043in" fo:min-width="2.3929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svg:stroke-width="0in" svg:stroke-color="#000000" draw:fill="none" draw:textarea-horizontal-align="justify" draw:textarea-vertical-align="middle" draw:auto-grow-height="false" fo:min-height="0.2083in" fo:min-width="0.2256in" style:run-through="background" draw:wrap-influence-on-position="once-concurrent" loext:allow-overlap="true"/>
    </style:style>
    <style:style style:name="gr26" style:family="graphic">
      <style:graphic-properties draw:stroke="solid" svg:stroke-color="#3465a4" draw:fill="none" draw:fill-color="#ffffff" fo:min-height="0.303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7" style:family="graphic">
      <style:graphic-properties svg:stroke-width="0in" svg:stroke-color="#000000" draw:fill="none" draw:textarea-horizontal-align="justify" draw:textarea-vertical-align="middle" draw:auto-grow-height="false" fo:min-height="0.3917in" fo:min-width="1.0811in" style:run-through="background" draw:wrap-influence-on-position="once-concurrent" loext:allow-overlap="true"/>
      <style:paragraph-properties style:writing-mode="lr-tb"/>
    </style:style>
    <style:style style:name="gr28" style:family="graphic">
      <style:graphic-properties draw:stroke="none" svg:stroke-color="#000000" draw:fill="none" draw:fill-color="#ffffff" fo:min-height="0.238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0.227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0" style:family="graphic">
      <style:graphic-properties svg:stroke-width="0in" svg:stroke-color="#000000" draw:marker-start-width="0.1402in" draw:marker-end-width="0.1402in" draw:fill="none" draw:textarea-horizontal-align="justify" draw:textarea-vertical-align="top" draw:auto-grow-height="false" fo:min-height="0.6764in" fo:min-width="2.848in" fo:padding-top="0in" fo:padding-bottom="0in" fo:padding-left="0in" fo:padding-right="0in" style:run-through="background" draw:wrap-influence-on-position="once-concurrent" loext:allow-overlap="true"/>
      <style:paragraph-properties style:writing-mode="lr-tb"/>
    </style:style>
    <style:style style:name="gr31" style:family="graphic">
      <style:graphic-properties draw:stroke="none" svg:stroke-width="0in" svg:stroke-color="#000000" draw:fill="none" draw:fill-color="#ffffff" fo:min-height="0.2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svg:stroke-width="0in" svg:stroke-color="#000000" draw:marker-start-width="0.1402in" draw:marker-end-width="0.1402in" draw:fill="none" draw:textarea-horizontal-align="justify" draw:textarea-vertical-align="top" draw:auto-grow-height="false" fo:min-height="0.4484in" fo:min-width="2.848in" fo:padding-top="0in" fo:padding-bottom="0in" fo:padding-left="0in" fo:padding-right="0in" style:run-through="background" draw:wrap-influence-on-position="once-concurrent" loext:allow-overlap="true"/>
      <style:paragraph-properties style:writing-mode="lr-tb"/>
    </style:style>
    <style:style style:name="gr33" style:family="graphic">
      <style:graphic-properties draw:stroke="none" svg:stroke-color="#000000" draw:fill="none" draw:fill-color="#ffffff" fo:min-height="0.74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4" style:family="graphic">
      <style:graphic-properties svg:stroke-width="0in" svg:stroke-color="#000000" draw:marker-start-width="0.1402in" draw:marker-end-width="0.1402in" draw:fill="none" draw:textarea-horizontal-align="justify" draw:textarea-vertical-align="top" draw:auto-grow-height="false" fo:min-height="0.8693in" fo:min-width="2.402in" fo:padding-top="0in" fo:padding-bottom="0in" fo:padding-left="0in" fo:padding-right="0in" style:run-through="background" draw:wrap-influence-on-position="once-concurrent" loext:allow-overlap="true"/>
      <style:paragraph-properties style:writing-mode="lr-tb"/>
    </style:style>
    <style:style style:name="gr35" style:family="graphic">
      <style:graphic-properties svg:stroke-width="0in" svg:stroke-color="#000000" draw:fill="none" draw:textarea-horizontal-align="justify" draw:textarea-vertical-align="middle" draw:auto-grow-height="false" fo:min-height="0.3217in" fo:min-width="0.5193in" style:run-through="background" draw:wrap-influence-on-position="once-concurrent" loext:allow-overlap="true"/>
    </style:style>
    <style:style style:name="gr36" style:family="graphic">
      <style:graphic-properties svg:stroke-width="0in" svg:stroke-color="#000000" draw:marker-start-width="0.1402in" draw:marker-end-width="0.1402in" draw:fill="none" draw:textarea-horizontal-align="justify" draw:textarea-vertical-align="top" draw:auto-grow-height="false" fo:min-height="1.7862in" fo:min-width="2.8484in" fo:padding-top="0in" fo:padding-bottom="0in" fo:padding-left="0in" fo:padding-right="0in" style:run-through="background" draw:wrap-influence-on-position="once-concurrent" loext:allow-overlap="true"/>
      <style:paragraph-properties style:writing-mode="lr-tb"/>
    </style:style>
    <style:style style:name="gr37" style:family="graphic">
      <style:graphic-properties svg:stroke-width="0in" svg:stroke-color="#000000" draw:fill="none" draw:textarea-horizontal-align="justify" draw:textarea-vertical-align="middle" draw:auto-grow-height="false" fo:min-height="0.3925in" fo:min-width="1.0811in" style:run-through="background" draw:wrap-influence-on-position="once-concurrent" loext:allow-overlap="true"/>
      <style:paragraph-properties style:writing-mode="lr-tb"/>
    </style:style>
    <style:style style:name="gr38" style:family="graphic">
      <style:graphic-properties draw:stroke="none" svg:stroke-color="#000000" draw:fill="none" draw:fill-color="#ffffff" fo:min-height="0.277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9" style:family="graphic">
      <style:graphic-properties svg:stroke-width="0in" svg:stroke-color="#000000" draw:fill="none" draw:textarea-horizontal-align="justify" draw:textarea-vertical-align="middle" draw:auto-grow-height="false" fo:min-height="0.3929in" fo:min-width="1.0811in" style:run-through="background" draw:wrap-influence-on-position="once-concurrent" loext:allow-overlap="true"/>
      <style:paragraph-properties style:writing-mode="lr-tb"/>
    </style:style>
    <style:style style:name="gr40" style:family="graphic">
      <style:graphic-properties draw:stroke="none" svg:stroke-color="#000000" draw:fill="none" draw:fill-color="#ffffff" fo:min-height="0.225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1" style:family="graphic">
      <style:graphic-properties svg:stroke-width="0in" svg:stroke-color="#000000" draw:marker-start-width="0.1402in" draw:marker-end-width="0.1402in" draw:fill="none" draw:textarea-horizontal-align="justify" draw:textarea-vertical-align="top" draw:auto-grow-height="false" fo:min-height="0.6252in" fo:min-width="2.8484in" fo:padding-top="0in" fo:padding-bottom="0in" fo:padding-left="0in" fo:padding-right="0in" style:run-through="background" draw:wrap-influence-on-position="once-concurrent" loext:allow-overlap="true"/>
      <style:paragraph-properties style:writing-mode="lr-tb"/>
    </style:style>
    <style:style style:name="gr42" style:family="graphic">
      <style:graphic-properties svg:stroke-width="0in" svg:stroke-color="#000000" draw:marker-start-width="0.1402in" draw:marker-end-width="0.1402in" draw:fill="none" draw:textarea-horizontal-align="justify" draw:textarea-vertical-align="top" draw:auto-grow-height="false" fo:min-height="0.4299in" fo:min-width="2.848in" fo:padding-top="0in" fo:padding-bottom="0in" fo:padding-left="0in" fo:padding-right="0in" style:run-through="background" draw:wrap-influence-on-position="once-concurrent" loext:allow-overlap="true"/>
      <style:paragraph-properties style:writing-mode="lr-tb"/>
    </style:style>
    <style:style style:name="gr43" style:family="graphic">
      <style:graphic-properties svg:stroke-width="0in" svg:stroke-color="#000000" draw:marker-start-width="0.1402in" draw:marker-end-width="0.1402in" draw:fill="none" draw:textarea-horizontal-align="justify" draw:textarea-vertical-align="top" draw:auto-grow-height="false" fo:min-height="1.052in" fo:min-width="2.402in" fo:padding-top="0in" fo:padding-bottom="0in" fo:padding-left="0in" fo:padding-right="0in" style:run-through="background" draw:wrap-influence-on-position="once-concurrent" loext:allow-overlap="true"/>
      <style:paragraph-properties style:writing-mode="lr-tb"/>
    </style:style>
    <style:style style:name="gr44" style:family="graphic">
      <style:graphic-properties draw:stroke="none" svg:stroke-color="#000000" draw:fill="solid" draw:fill-color="#ffffff" fo:min-height="0.1925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  <style:style style:name="gr45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ge" style:horizontal-pos="from-left" style:horizontal-rel="paragraph"/>
      <style:paragraph-properties style:writing-mode="lr-tb"/>
    </style:style>
    <style:style style:name="gr46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7" style:family="graphic">
      <style:graphic-properties svg:stroke-width="0in" svg:stroke-color="#000000" draw:marker-start-width="0.1701in" draw:marker-end-width="0.1701in" draw:fill="none" draw:textarea-horizontal-align="justify" draw:textarea-vertical-align="middle" draw:auto-grow-height="false" fo:min-height="0.3154in" fo:min-width="14.9346in" fo:padding-top="0in" fo:padding-bottom="0in" fo:padding-left="0in" fo:padding-right="0in" style:run-through="background" draw:wrap-influence-on-position="once-concurrent" loext:allow-overlap="true"/>
      <style:paragraph-properties style:writing-mode="lr-tb"/>
    </style:style>
    <style:style style:name="gr48" style:family="graphic">
      <style:graphic-properties svg:stroke-width="0in" svg:stroke-color="#000000" draw:marker-start-width="0.1402in" draw:marker-end-width="0.1402in" draw:fill="none" draw:textarea-horizontal-align="justify" draw:textarea-vertical-align="top" draw:auto-grow-height="false" fo:min-height="0.698in" fo:min-width="8.9681in" fo:padding-top="0in" fo:padding-bottom="0in" fo:padding-left="0in" fo:padding-right="0in" style:run-through="background" draw:wrap-influence-on-position="once-concurrent" loext:allow-overlap="true"/>
      <style:paragraph-properties style:writing-mode="lr-tb"/>
    </style:style>
    <style:style style:name="gr49" style:family="graphic">
      <style:graphic-properties draw:stroke="none" svg:stroke-width="0in" svg:stroke-color="#000000" draw:fill="none" draw:fill-color="#ffffff" fo:min-height="0.5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0" style:family="graphic">
      <style:graphic-properties svg:stroke-width="0in" svg:stroke-color="#000000" draw:marker-start-width="0.1701in" draw:marker-end-width="0.1701in" draw:fill="none" draw:textarea-horizontal-align="justify" draw:textarea-vertical-align="middle" draw:auto-grow-height="false" fo:min-height="0.3598in" fo:min-width="5.0673in" fo:padding-top="0in" fo:padding-bottom="0in" fo:padding-left="0in" fo:padding-right="0in" style:run-through="background" draw:wrap-influence-on-position="once-concurrent" loext:allow-overlap="true"/>
      <style:paragraph-properties style:writing-mode="lr-tb"/>
    </style:style>
    <style:style style:name="gr51" style:family="graphic">
      <style:graphic-properties svg:stroke-width="0in" svg:stroke-color="#000000" draw:marker-start-width="0.1701in" draw:marker-end-width="0.1701in" draw:fill="none" draw:textarea-horizontal-align="justify" draw:textarea-vertical-align="middle" draw:auto-grow-height="false" fo:min-height="0.8701in" fo:min-width="5.0673in" fo:padding-top="0in" fo:padding-bottom="0in" fo:padding-left="0in" fo:padding-right="0in" style:run-through="background" draw:wrap-influence-on-position="once-concurrent" loext:allow-overlap="true"/>
    </style:style>
    <style:style style:name="gr52" style:family="graphic">
      <style:graphic-properties svg:stroke-width="0in" svg:stroke-color="#000000" draw:marker-start-width="0.1701in" draw:marker-end-width="0.1701in" draw:fill="none" draw:textarea-horizontal-align="justify" draw:textarea-vertical-align="middle" draw:auto-grow-height="false" fo:min-height="0.348in" fo:min-width="8.9866in" fo:padding-top="0in" fo:padding-bottom="0in" fo:padding-left="0in" fo:padding-right="0in" style:run-through="background" draw:wrap-influence-on-position="once-concurrent" loext:allow-overlap="true"/>
      <style:paragraph-properties style:writing-mode="lr-tb"/>
    </style:style>
    <style:style style:name="gr53" style:family="graphic">
      <style:graphic-properties svg:stroke-width="0in" svg:stroke-color="#000000" draw:marker-start-width="0.1701in" draw:marker-end-width="0.1701in" draw:fill="none" draw:textarea-horizontal-align="justify" draw:textarea-vertical-align="middle" draw:auto-grow-height="false" fo:min-height="0.3937in" fo:min-width="2.8398in" fo:padding-top="0in" fo:padding-bottom="0in" fo:padding-left="0in" fo:padding-right="0in" style:run-through="background" draw:wrap-influence-on-position="once-concurrent" loext:allow-overlap="true"/>
      <style:paragraph-properties style:writing-mode="lr-tb"/>
    </style:style>
    <style:style style:name="gr54" style:family="graphic">
      <style:graphic-properties svg:stroke-width="0in" svg:stroke-color="#000000" draw:marker-start-width="0.1701in" draw:marker-end-width="0.1701in" draw:fill="none" draw:textarea-horizontal-align="justify" draw:textarea-vertical-align="middle" draw:auto-grow-height="false" fo:min-height="4.2957in" fo:min-width="2.8398in" fo:padding-top="0in" fo:padding-bottom="0in" fo:padding-left="0in" fo:padding-right="0in" style:run-through="background" draw:wrap-influence-on-position="once-concurrent" loext:allow-overlap="true"/>
    </style:style>
    <style:style style:name="gr55" style:family="graphic">
      <style:graphic-properties svg:stroke-width="0in" svg:stroke-color="#000000" draw:marker-start-width="0.1701in" draw:marker-end-width="0.1701in" draw:fill="none" draw:textarea-horizontal-align="justify" draw:textarea-vertical-align="middle" draw:auto-grow-height="false" fo:min-height="0.3654in" fo:min-width="2.8398in" fo:padding-top="0in" fo:padding-bottom="0in" fo:padding-left="0in" fo:padding-right="0in" style:run-through="background" draw:wrap-influence-on-position="once-concurrent" loext:allow-overlap="true"/>
      <style:paragraph-properties style:writing-mode="lr-tb"/>
    </style:style>
    <style:style style:name="gr56" style:family="graphic">
      <style:graphic-properties svg:stroke-width="0in" svg:stroke-color="#000000" draw:marker-start-width="0.1701in" draw:marker-end-width="0.1701in" draw:fill="none" draw:textarea-horizontal-align="justify" draw:textarea-vertical-align="middle" draw:auto-grow-height="false" fo:min-height="4.3272in" fo:min-width="2.848in" fo:padding-top="0in" fo:padding-bottom="0in" fo:padding-left="0in" fo:padding-right="0in" style:run-through="background" draw:wrap-influence-on-position="once-concurrent" loext:allow-overlap="true"/>
    </style:style>
    <style:style style:name="gr57" style:family="graphic">
      <style:graphic-properties svg:stroke-width="0in" svg:stroke-color="#000000" draw:marker-start-width="0.1402in" draw:marker-end-width="0.1402in" draw:fill="none" draw:textarea-horizontal-align="justify" draw:textarea-vertical-align="top" draw:auto-grow-height="false" fo:min-height="0.8228in" fo:min-width="2.402in" fo:padding-top="0in" fo:padding-bottom="0in" fo:padding-left="0in" fo:padding-right="0in" style:run-through="background" draw:wrap-influence-on-position="once-concurrent" loext:allow-overlap="true"/>
      <style:paragraph-properties style:writing-mode="lr-tb"/>
    </style:style>
    <style:style style:name="gr58" style:family="graphic">
      <style:graphic-properties svg:stroke-width="0in" svg:stroke-color="#000000" draw:marker-start-width="0.1701in" draw:marker-end-width="0.1701in" draw:fill="none" draw:textarea-horizontal-align="justify" draw:textarea-vertical-align="middle" draw:auto-grow-height="false" fo:min-height="0.3953in" fo:min-width="2.402in" fo:padding-top="0in" fo:padding-bottom="0in" fo:padding-left="0in" fo:padding-right="0in" style:run-through="background" draw:wrap-influence-on-position="once-concurrent" loext:allow-overlap="true"/>
      <style:paragraph-properties style:writing-mode="lr-tb"/>
    </style:style>
    <style:style style:name="gr59" style:family="graphic">
      <style:graphic-properties svg:stroke-width="0in" svg:stroke-color="#000000" draw:marker-start-width="0.1701in" draw:marker-end-width="0.1701in" draw:fill="none" draw:textarea-horizontal-align="justify" draw:textarea-vertical-align="middle" draw:auto-grow-height="false" fo:min-height="4.2598in" fo:min-width="2.402in" fo:padding-top="0in" fo:padding-bottom="0in" fo:padding-left="0in" fo:padding-right="0in" style:run-through="background" draw:wrap-influence-on-position="once-concurrent" loext:allow-overlap="true"/>
    </style:style>
    <style:style style:name="gr60" style:family="graphic">
      <style:graphic-properties svg:stroke-width="0in" svg:stroke-color="#000000" draw:marker-start-width="0.1402in" draw:marker-end-width="0.1402in" draw:fill="none" draw:textarea-horizontal-align="justify" draw:textarea-vertical-align="top" draw:auto-grow-height="false" fo:min-height="0.4846in" fo:min-width="2.3929in" fo:padding-top="0in" fo:padding-bottom="0in" fo:padding-left="0in" fo:padding-right="0in" style:run-through="background" draw:wrap-influence-on-position="once-concurrent" loext:allow-overlap="true"/>
      <style:paragraph-properties style:writing-mode="lr-tb"/>
    </style:style>
    <style:style style:name="gr61" style:family="graphic">
      <style:graphic-properties svg:stroke-width="0in" svg:stroke-color="#000000" draw:marker-start-width="0.1402in" draw:marker-end-width="0.1402in" draw:fill="none" draw:textarea-horizontal-align="justify" draw:textarea-vertical-align="top" draw:auto-grow-height="false" fo:min-height="0.7984in" fo:min-width="2.3929in" fo:padding-top="0in" fo:padding-bottom="0in" fo:padding-left="0in" fo:padding-right="0in" style:run-through="background" draw:wrap-influence-on-position="once-concurrent" loext:allow-overlap="true"/>
      <style:paragraph-properties style:writing-mode="lr-tb"/>
    </style:style>
    <style:style style:name="gr62" style:family="graphic">
      <style:graphic-properties svg:stroke-width="0in" svg:stroke-color="#000000" draw:marker-start-width="0.1701in" draw:marker-end-width="0.1701in" draw:fill="none" draw:textarea-horizontal-align="justify" draw:textarea-vertical-align="middle" draw:auto-grow-height="false" fo:min-height="0.3654in" fo:min-width="2.3929in" fo:padding-top="0in" fo:padding-bottom="0in" fo:padding-left="0in" fo:padding-right="0in" style:run-through="background" draw:wrap-influence-on-position="once-concurrent" loext:allow-overlap="true"/>
      <style:paragraph-properties style:writing-mode="lr-tb"/>
    </style:style>
    <style:style style:name="gr63" style:family="graphic">
      <style:graphic-properties svg:stroke-width="0in" svg:stroke-color="#000000" draw:marker-start-width="0.1701in" draw:marker-end-width="0.1701in" draw:fill="none" draw:textarea-horizontal-align="justify" draw:textarea-vertical-align="middle" draw:auto-grow-height="false" fo:min-height="7.3035in" fo:min-width="8.9681in" fo:padding-top="0in" fo:padding-bottom="0in" fo:padding-left="0in" fo:padding-right="0in" style:run-through="background" draw:wrap-influence-on-position="once-concurrent" loext:allow-overlap="true"/>
    </style:style>
    <style:style style:name="gr64" style:family="graphic">
      <style:graphic-properties svg:stroke-width="0in" svg:stroke-color="#000000" draw:marker-start-width="0.1701in" draw:marker-end-width="0.1701in" draw:fill="none" draw:textarea-horizontal-align="justify" draw:textarea-vertical-align="middle" draw:auto-grow-height="false" fo:min-height="4.328in" fo:min-width="2.3929in" fo:padding-top="0in" fo:padding-bottom="0in" fo:padding-left="0in" fo:padding-right="0in" style:run-through="background" draw:wrap-influence-on-position="once-concurrent" loext:allow-overlap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9" draw:name="Shape8_1" draw:style-name="gr45" draw:text-style-name="P4" svg:width="1.6858in" svg:height="0.1925in" svg:x="11.8453in" svg:y="0.748in">
        <draw:text-box>
          <text:p><text:span text:style-name="T1">r0706038</text:span></text:p>
        </draw:text-box>
      </draw:frame>
      <text:p text:style-name="P2"><draw:frame text:anchor-type="paragraph" draw:z-index="20" draw:name="Shape8_2" draw:style-name="gr44" draw:text-style-name="P14" svg:width="1.6858in" svg:height="0.1925in" svg:x="1.089in" svg:y="0.098in"><draw:text-box><text:p><text:span text:style-name="T1">2020-2021</text:span></text:p></draw:text-box></draw:frame><draw:custom-shape text:anchor-type="paragraph" draw:z-index="17" draw:name="Shape1" draw:style-name="gr47" draw:text-style-name="P15" svg:width="14.935in" svg:height="0.3157in" svg:x="0in" svg:y="0in"><text:p><text:s/><text:span text:style-name="T9">System Software </text:span><text:span text:style-name="T9">2018-2019</text:span><text:span text:style-name="T9"><text:tab/></text:span><text:span text:style-name="T9"><text:tab/></text:span><text:span text:style-name="T9"><text:tab/></text:span><text:span text:style-name="T9">Last name: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First </text:span><text:span text:style-name="T9">name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Student number:</text:span></text:p><draw:enhanced-geometry svg:viewBox="0 0 21600 21600" draw:mirror-horizontal="false" draw:mirror-vertical="false" draw:type="rectangle" draw:enhanced-path="M 0 0 L 21600 0 21600 21600 0 21600 0 0 Z N"/></draw:custom-shape><draw:frame text:anchor-type="paragraph" draw:z-index="18" draw:name="Shape8" draw:style-name="gr46" draw:text-style-name="P4" svg:width="1.6858in" svg:height="0.1925in" svg:x="3.7299in" svg:y="0.0898in"><draw:text-box><text:p><text:span text:style-name="T1">Surkij</text:span><text:span text:style-name="T1">n</text:span></text:p></draw:text-box></draw:frame><draw:frame text:anchor-type="paragraph" draw:z-index="122" draw:name="Shape15" draw:style-name="gr4" draw:text-style-name="P5" svg:width="1.2504in" svg:height="0.1988in" svg:x="7.2717in" svg:y="0.1075in"><draw:text-box><text:p>Vincent</text:p></draw:text-box></draw:frame></text:p>
      <text:p text:style-name="P1"><draw:custom-shape text:anchor-type="paragraph" draw:z-index="41" draw:name="Shape3" draw:style-name="gr27" draw:text-style-name="P6" svg:width="1.0815in" svg:height="0.3921in" svg:x="0in" svg:y="0in"><text:p text:style-name="P3"><text:span text:style-name="T9"/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2" draw:name="Shape3_6" draw:style-name="gr39" draw:text-style-name="P6" svg:width="1.0815in" svg:height="0.3933in" svg:x="0in" svg:y="0in"><text:p text:style-name="P3"><text:span text:style-name="T9"/></text:p><text:p text:style-name="P3"><text:span text:style-name="T9"/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3" draw:name="Shape3_7" draw:style-name="gr37" draw:text-style-name="P13" svg:width="1.0815in" svg:height="0.3925in" svg:x="0in" svg:y="0in"><text:p text:style-name="P12"><text:span text:style-name="T8">&lt;hidden&gt;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4" draw:name="Shape3_8" draw:style-name="gr37" draw:text-style-name="P13" svg:width="1.0815in" svg:height="0.3925in" svg:x="0in" svg:y="0in"><text:p text:style-name="P12"><text:span text:style-name="T8">&lt;hidden&gt;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5" draw:name="Shape3_9" draw:style-name="gr37" draw:text-style-name="P13" svg:width="1.0815in" svg:height="0.3925in" svg:x="0in" svg:y="0in"><text:p text:style-name="P12"><text:span text:style-name="T8">&lt;hidden&gt;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6" draw:name="Shape3_10" draw:style-name="gr37" draw:text-style-name="P6" svg:width="1.0815in" svg:height="0.3925in" svg:x="0in" svg:y="0in"><text:p text:style-name="P3"><text:span text:style-name="T10">&lt;</text:span><text:span text:style-name="T8">hidden</text:span><text:span text:style-name="T10">&gt;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2" draw:name="Shape3_11" draw:style-name="gr37" draw:text-style-name="P6" svg:width="1.0815in" svg:height="0.3925in" svg:x="0in" svg:y="0in"><text:p text:style-name="P3"><text:span text:style-name="T9">true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2" draw:name="Shape3_16" draw:style-name="gr27" draw:text-style-name="P6" svg:width="1.0815in" svg:height="0.3921in" svg:x="0in" svg:y="0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3" draw:name="Shape3_17" draw:style-name="gr27" draw:text-style-name="P6" svg:width="1.0815in" svg:height="0.3921in" svg:x="0in" svg:y="0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4" draw:name="Shape3_18" draw:style-name="gr27" draw:text-style-name="P6" svg:width="1.0815in" svg:height="0.3921in" svg:x="0in" svg:y="0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6" draw:name="Shape3_19" draw:style-name="gr27" draw:text-style-name="P6" svg:width="1.0815in" svg:height="0.3921in" svg:x="0in" svg:y="0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7" draw:name="Shape3_20" draw:style-name="gr27" draw:text-style-name="P6" svg:width="1.0815in" svg:height="0.3921in" svg:x="0in" svg:y="0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8" draw:name="Shape3_21" draw:style-name="gr27" draw:text-style-name="P6" svg:width="1.0815in" svg:height="0.3921in" svg:x="0in" svg:y="0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9" draw:name="Shape3_22" draw:style-name="gr27" draw:text-style-name="P6" svg:width="1.0815in" svg:height="0.3921in" svg:x="0in" svg:y="0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90" draw:name="Shape3_23" draw:style-name="gr27" draw:text-style-name="P6" svg:width="1.0815in" svg:height="0.3921in" svg:x="0in" svg:y="0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91" draw:name="Shape3_24" draw:style-name="gr27" draw:text-style-name="P6" svg:width="1.0815in" svg:height="0.3921in" svg:x="0in" svg:y="0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92" draw:name="Shape3_25" draw:style-name="gr27" draw:text-style-name="P6" svg:width="1.0815in" svg:height="0.3921in" svg:x="0in" svg:y="0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00" draw:name="Shape3_26" draw:style-name="gr27" draw:text-style-name="P6" svg:width="1.0815in" svg:height="0.3921in" svg:x="0in" svg:y="0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01" draw:name="Shape3_27" draw:style-name="gr27" draw:text-style-name="P6" svg:width="1.0815in" svg:height="0.3921in" svg:x="0in" svg:y="0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02" draw:name="Shape3_28" draw:style-name="gr27" draw:text-style-name="P6" svg:width="1.0815in" svg:height="0.3921in" svg:x="0in" svg:y="0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46" draw:name="Shape3_40" draw:style-name="gr8" draw:text-style-name="P6" svg:width="1.0815in" svg:height="0.3921in" svg:x="3.6398in" svg:y="1.6134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47" draw:name="Shape3_41" draw:style-name="gr8" draw:text-style-name="P6" svg:width="1.0815in" svg:height="0.3921in" svg:x="3.6398in" svg:y="2.0047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48" draw:name="Shape3_42" draw:style-name="gr8" draw:text-style-name="P6" svg:width="1.0815in" svg:height="0.3921in" svg:x="3.6398in" svg:y="2.3965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49" draw:name="Shape3_43" draw:style-name="gr8" draw:text-style-name="P6" svg:width="1.0815in" svg:height="0.3921in" svg:x="3.6398in" svg:y="2.7882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50" draw:name="Shape3_44" draw:style-name="gr8" draw:text-style-name="P6" svg:width="1.0815in" svg:height="0.3921in" svg:x="3.6398in" svg:y="3.1799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51" draw:name="Shape3_45" draw:style-name="gr8" draw:text-style-name="P6" svg:width="1.0815in" svg:height="0.3921in" svg:x="3.6398in" svg:y="3.5717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77" draw:name="Shape3_52" draw:style-name="gr8" draw:text-style-name="P6" svg:width="1.0815in" svg:height="0.3921in" svg:x="10.2154in" svg:y="6.5902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78" draw:name="Shape3_53" draw:style-name="gr8" draw:text-style-name="P6" svg:width="1.0815in" svg:height="0.3921in" svg:x="10.2154in" svg:y="6.9819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79" draw:name="Shape3_54" draw:style-name="gr8" draw:text-style-name="P6" svg:width="1.0815in" svg:height="0.3921in" svg:x="10.2154in" svg:y="7.3736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80" draw:name="Shape3_55" draw:style-name="gr8" draw:text-style-name="P6" svg:width="1.0815in" svg:height="0.3921in" svg:x="10.2154in" svg:y="7.7654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90" draw:name="Shape3_56" draw:style-name="gr8" draw:text-style-name="P6" svg:width="1.0815in" svg:height="0.3921in" svg:x="7.9819in" svg:y="6.7654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91" draw:name="Shape3_57" draw:style-name="gr8" draw:text-style-name="P6" svg:width="1.0815in" svg:height="0.3921in" svg:x="7.9819in" svg:y="7.1571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92" draw:name="Shape3_58" draw:style-name="gr8" draw:text-style-name="P6" svg:width="1.0815in" svg:height="0.3921in" svg:x="7.9819in" svg:y="7.5484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99" draw:name="Shape3_59" draw:style-name="gr8" draw:text-style-name="P6" svg:width="1.0815in" svg:height="0.3921in" svg:x="5.8417in" svg:y="6.7929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00" draw:name="Shape3_60" draw:style-name="gr8" draw:text-style-name="P6" svg:width="1.0815in" svg:height="0.3921in" svg:x="5.8417in" svg:y="7.1846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01" draw:name="Shape3_61" draw:style-name="gr8" draw:text-style-name="P6" svg:width="1.0815in" svg:height="0.3921in" svg:x="5.8417in" svg:y="7.5764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07" draw:name="Shape3_62" draw:style-name="gr8" draw:text-style-name="P6" svg:width="1.0815in" svg:height="0.3921in" svg:x="6.4957in" svg:y="4.9075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08" draw:name="Shape3_63" draw:style-name="gr8" draw:text-style-name="P6" svg:width="1.0815in" svg:height="0.3921in" svg:x="6.4957in" svg:y="5.2992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09" draw:name="Shape3_64" draw:style-name="gr8" draw:text-style-name="P6" svg:width="1.0815in" svg:height="0.3921in" svg:x="6.4957in" svg:y="5.6909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10" draw:name="Shape3_65" draw:style-name="gr8" draw:text-style-name="P6" svg:width="1.0815in" svg:height="0.3921in" svg:x="6.4957in" svg:y="6.0827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13" draw:name="Shape3_66" draw:style-name="gr8" draw:text-style-name="P6" svg:width="1.0815in" svg:height="0.3921in" svg:x="8.0055in" svg:y="4.8681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14" draw:name="Shape3_67" draw:style-name="gr8" draw:text-style-name="P6" svg:width="1.0815in" svg:height="0.3921in" svg:x="8.0055in" svg:y="5.259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15" draw:name="Shape3_68" draw:style-name="gr8" draw:text-style-name="P6" svg:width="1.0815in" svg:height="0.3921in" svg:x="8.0055in" svg:y="5.6516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16" draw:name="Shape3_69" draw:style-name="gr8" draw:text-style-name="P6" svg:width="1.0815in" svg:height="0.3921in" svg:x="8.0055in" svg:y="6.0429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44" draw:name="Shape3_75" draw:style-name="gr8" draw:text-style-name="P6" svg:width="1.0815in" svg:height="0.3921in" svg:x="4.6752in" svg:y="4.4154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45" draw:name="Shape3_76" draw:style-name="gr8" draw:text-style-name="P6" svg:width="1.0815in" svg:height="0.3921in" svg:x="4.6752in" svg:y="4.8071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46" draw:name="Shape3_77" draw:style-name="gr8" draw:text-style-name="P6" svg:width="1.0815in" svg:height="0.3921in" svg:x="4.6752in" svg:y="5.1984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47" draw:name="Shape3_78" draw:style-name="gr8" draw:text-style-name="P6" svg:width="1.0815in" svg:height="0.3921in" svg:x="4.6752in" svg:y="5.5902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59" draw:name="Shape3_0" draw:style-name="gr8" draw:text-style-name="P6" svg:width="1.0815in" svg:height="0.3921in" svg:x="3.2327in" svg:y="5.6744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60" draw:name="Shape3_3" draw:style-name="gr8" draw:text-style-name="P6" svg:width="1.0815in" svg:height="0.3921in" svg:x="3.2327in" svg:y="6.0661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61" draw:name="Shape3_79" draw:style-name="gr8" draw:text-style-name="P6" svg:width="1.0815in" svg:height="0.3921in" svg:x="3.2327in" svg:y="6.4575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62" draw:name="Shape3_80" draw:style-name="gr8" draw:text-style-name="P6" svg:width="1.0815in" svg:height="0.3921in" svg:x="3.2327in" svg:y="6.8492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63" draw:name="Shape3_81" draw:style-name="gr8" draw:text-style-name="P6" svg:width="1.0815in" svg:height="0.3921in" svg:x="3.2327in" svg:y="7.2409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64" draw:name="Shape3_82" draw:style-name="gr8" draw:text-style-name="P6" svg:width="1.0815in" svg:height="0.3921in" svg:x="3.2327in" svg:y="7.6327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6" draw:name="Shape1" draw:style-name="gr48" draw:text-style-name="P10" svg:width="8.9685in" svg:height="0.698in" svg:x="0in" svg:y="0in"><text:p text:style-name="P9"><text:span text:style-name="T5">Frame: </text:span><text:span text:style-name="T6">&lt;parent&gt;</text:span></text:p><draw:enhanced-geometry svg:viewBox="0 0 21600 21600" draw:mirror-horizontal="false" draw:mirror-vertical="false" draw:type="rectangle" draw:enhanced-path="M 0 0 L 21600 0 21600 21600 0 21600 0 0 Z N"/></draw:custom-shape><draw:frame text:anchor-type="paragraph" draw:z-index="15" draw:name="Shape4" draw:style-name="gr49" draw:text-style-name="P11" svg:width="3.4858in" svg:height="0.5039in" svg:x="0.1882in" svg:y="8.0953in"><draw:text-box><text:p><text:span text:style-name="T8">hidden content</text:span></text:p></draw:text-box></draw:frame><draw:custom-shape text:anchor-type="paragraph" draw:z-index="7" draw:name="Shape1" draw:style-name="gr57" draw:text-style-name="P10" svg:width="2.4024in" svg:height="0.8232in" svg:x="0in" svg:y="0in"><text:p text:style-name="P9"><text:span text:style-name="T5">Frame: </text:span><text:span text:style-name="T6">&lt;asprintf&gt;</text:span></text:p><draw:enhanced-geometry svg:viewBox="0 0 21600 21600" draw:type="rectangle" draw:enhanced-path="M 0 0 L 21600 0 21600 21600 0 21600 0 0 Z N"/></draw:custom-shape><draw:custom-shape text:anchor-type="paragraph" draw:z-index="5" draw:name="Shape1" draw:style-name="gr59" draw:text-style-name="P15" svg:width="2.4024in" svg:height="4.2598in" svg:x="0in" svg:y="0in"><text:p/><draw:enhanced-geometry svg:viewBox="0 0 21600 21600" draw:type="rectangle" draw:enhanced-path="M 0 0 L 21600 0 21600 21600 0 21600 0 0 Z N"/></draw:custom-shape><draw:custom-shape text:anchor-type="paragraph" draw:z-index="4" draw:name="Shape1" draw:style-name="gr60" draw:text-style-name="P10" svg:width="2.3933in" svg:height="0.485in" svg:x="0in" svg:y="0in"><text:p text:style-name="P9"><text:span text:style-name="T5">Frame: </text:span><text:span text:style-name="T6">&lt;write_fifo,s</text:span><text:span text:style-name="T6">buffer_alive&gt;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" draw:name="Shape1" draw:style-name="gr61" draw:text-style-name="P10" svg:width="2.3933in" svg:height="0.7988in" svg:x="0in" svg:y="0in"><text:p text:style-name="P9"><text:span text:style-name="T5">Frame: </text:span><text:span text:style-name="T6">&lt;sensordb&gt;</text:span></text:p><draw:enhanced-geometry svg:viewBox="0 0 21600 21600" draw:type="rectangle" draw:enhanced-path="M 0 0 L 21600 0 21600 21600 0 21600 0 0 Z N"/></draw:custom-shape><draw:custom-shape text:anchor-type="paragraph" draw:z-index="0" draw:name="Shape1" draw:style-name="gr64" draw:text-style-name="P15" svg:width="2.3933in" svg:height="4.328in" svg:x="0in" svg:y="0in"><text:p/><draw:enhanced-geometry svg:viewBox="0 0 21600 21600" draw:type="rectangle" draw:enhanced-path="M 0 0 L 21600 0 21600 21600 0 21600 0 0 Z N"/></draw:custom-shape><draw:custom-shape text:anchor-type="paragraph" draw:z-index="8" draw:name="Shape1" draw:style-name="gr56" draw:text-style-name="P15" svg:width="2.848in" svg:height="4.3276in" svg:x="0in" svg:y="0in"><text:p/><draw:enhanced-geometry svg:viewBox="0 0 21600 21600" draw:type="rectangle" draw:enhanced-path="M 0 0 L 21600 0 21600 21600 0 21600 0 0 Z N"/></draw:custom-shape><draw:custom-shape text:anchor-type="paragraph" draw:z-index="9" draw:name="Shape1" draw:style-name="gr55" draw:text-style-name="P15" svg:width="2.8398in" svg:height="0.3657in" svg:x="0in" svg:y="0in"><text:p><text:span text:style-name="T9"><text:s/></text:span><text:span text:style-name="T9">Thread </text:span><text:span text:style-name="T9">stack </text:span><text:span text:style-name="T8">&lt;data</text:span><text:span text:style-name="T8">mgr&gt;</text:span></text:p><draw:enhanced-geometry svg:viewBox="0 0 21600 21600" draw:type="rectangle" draw:enhanced-path="M 0 0 L 21600 0 21600 21600 0 21600 0 0 Z N"/></draw:custom-shape><draw:custom-shape text:anchor-type="paragraph" draw:z-index="1" draw:name="Shape1" draw:style-name="gr63" draw:text-style-name="P15" svg:width="8.9685in" svg:height="7.3039in" svg:x="0in" svg:y="0in"><text:p/><draw:enhanced-geometry svg:viewBox="0 0 21600 21600" draw:type="rectangle" draw:enhanced-path="M 0 0 L 21600 0 21600 21600 0 21600 0 0 Z N"/></draw:custom-shape><draw:custom-shape text:anchor-type="paragraph" draw:z-index="13" draw:name="Shape1" draw:style-name="gr51" draw:text-style-name="P15" svg:width="5.0677in" svg:height="0.8705in" svg:x="0in" svg:y="0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4" draw:name="Shape1" draw:style-name="gr50" draw:text-style-name="P6" svg:width="5.0677in" svg:height="0.3598in" svg:x="0in" svg:y="0in"><text:p text:style-name="P3"><text:span text:style-name="T9"><text:s/></text:span><text:span text:style-name="T9">Global data / </text:span><text:span text:style-name="T9">BSS</text:span></text:p><draw:enhanced-geometry svg:viewBox="0 0 21600 21600" draw:type="rectangle" draw:enhanced-path="M 0 0 L 21600 0 21600 21600 0 21600 0 0 Z N"/></draw:custom-shape><draw:custom-shape text:anchor-type="paragraph" draw:z-index="12" draw:name="Shape1" draw:style-name="gr52" draw:text-style-name="P6" svg:width="8.987in" svg:height="0.348in" svg:x="0in" svg:y="0in"><text:p text:style-name="P3"><text:span text:style-name="T9"><text:s/></text:span><text:span text:style-name="T9">Heap</text:span></text:p><draw:enhanced-geometry svg:viewBox="0 0 21600 21600" draw:type="rectangle" draw:enhanced-path="M 0 0 L 21600 0 21600 21600 0 21600 0 0 Z N"/></draw:custom-shape><draw:custom-shape text:anchor-type="paragraph" draw:z-index="2" draw:name="Shape1" draw:style-name="gr62" draw:text-style-name="P15" svg:width="2.3933in" svg:height="0.3657in" svg:x="0in" svg:y="0in"><text:p><text:s/><text:span text:style-name="T9">Thread stack </text:span><text:span text:style-name="T8">&lt;storagemgr</text:span><text:span text:style-name="T8">&gt;</text:span></text:p><draw:enhanced-geometry svg:viewBox="0 0 21600 21600" draw:type="rectangle" draw:enhanced-path="M 0 0 L 21600 0 21600 21600 0 21600 0 0 Z N"/></draw:custom-shape><draw:custom-shape text:anchor-type="paragraph" draw:z-index="6" draw:name="Shape1" draw:style-name="gr58" draw:text-style-name="P15" svg:width="2.4024in" svg:height="0.3953in" svg:x="0in" svg:y="0in"><text:p><text:span text:style-name="T9"><text:s/></text:span><text:span text:style-name="T9">Thread stack </text:span><text:span text:style-name="T8">&lt;main&gt;</text:span></text:p><draw:enhanced-geometry svg:viewBox="0 0 21600 21600" draw:type="rectangle" draw:enhanced-path="M 0 0 L 21600 0 21600 21600 0 21600 0 0 Z N"/></draw:custom-shape><draw:custom-shape text:anchor-type="paragraph" draw:z-index="11" draw:name="Shape1" draw:style-name="gr53" draw:text-style-name="P15" svg:width="2.8398in" svg:height="0.3941in" svg:x="0in" svg:y="0in"><text:p><text:span text:style-name="T9"><text:s/></text:span><text:span text:style-name="T9">Thre</text:span><text:span text:style-name="T9">ad </text:span><text:span text:style-name="T9">stack </text:span><text:span text:style-name="T8">&lt;con</text:span><text:span text:style-name="T8">nmgr</text:span><text:span text:style-name="T8">&gt;</text:span></text:p><draw:enhanced-geometry svg:viewBox="0 0 21600 21600" draw:type="rectangle" draw:enhanced-path="M 0 0 L 21600 0 21600 21600 0 21600 0 0 Z N"/></draw:custom-shape><draw:custom-shape text:anchor-type="paragraph" draw:z-index="10" draw:name="Shape1" draw:style-name="gr54" draw:text-style-name="P15" svg:width="2.8398in" svg:height="4.2961in" svg:x="0in" svg:y="0in"><text:p/><draw:enhanced-geometry svg:viewBox="0 0 21600 21600" draw:type="rectangle" draw:enhanced-path="M 0 0 L 21600 0 21600 21600 0 21600 0 0 Z N"/></draw:custom-shape><draw:frame text:anchor-type="paragraph" draw:z-index="21" draw:name="Shape2" draw:style-name="gr33" draw:text-style-name="P5" svg:width="2.3862in" svg:height="0.748in" svg:x="5.0173in" svg:y="8.7736in"><draw:text-box><text:p>port = 6543</text:p><text:p>buffer</text:p></draw:text-box></draw:frame><draw:line text:anchor-type="paragraph" draw:z-index="22" draw:name="Shape5" draw:style-name="gr1" draw:text-style-name="P3" svg:x1="5.7563in" svg:y1="9.1992in" svg:x2="9.128in" svg:y2="3.8209in"><text:p/></draw:line><draw:frame text:anchor-type="paragraph" draw:z-index="23" draw:name="Shape6_0" draw:style-name="gr12" draw:text-style-name="P5" svg:width="0.815in" svg:height="0.4358in" svg:x="4.0146in" svg:y="0.9272in"><draw:text-box><text:p>Res = 0</text:p></draw:text-box></draw:frame><draw:custom-shape text:anchor-type="paragraph" draw:z-index="24" draw:name="Shape1_0" draw:style-name="gr43" draw:text-style-name="P10" svg:width="2.4024in" svg:height="1.0524in" svg:x="0in" svg:y="0in"><text:p text:style-name="P9"><text:span text:style-name="T5">Frame: </text:span><text:span text:style-name="T6">&lt;write_fifo&gt;</text:span></text:p><draw:enhanced-geometry svg:viewBox="0 0 21600 21600" draw:type="rectangle" draw:enhanced-path="M 0 0 L 21600 0 21600 21600 0 21600 0 0 Z N"/></draw:custom-shape><draw:custom-shape text:anchor-type="paragraph" draw:z-index="25" draw:name="Shape3_1" draw:style-name="gr35" draw:text-style-name="P6" svg:width="0.5197in" svg:height="0.3217in" svg:x="0in" svg:y="0in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6" draw:name="Shape6_1" draw:style-name="gr12" draw:text-style-name="P5" svg:width="0.815in" svg:height="0.4358in" svg:x="0.1307in" svg:y="7.0134in"><draw:text-box><text:p>fifo</text:p></draw:text-box></draw:frame><draw:custom-shape text:anchor-type="paragraph" draw:z-index="27" draw:name="Shape3_2" draw:style-name="gr35" draw:text-style-name="P6" svg:width="0.5197in" svg:height="0.3217in" svg:x="0in" svg:y="0in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28" draw:name="Shape5_1" draw:style-name="gr1" draw:text-style-name="P3" svg:x1="0.7374in" svg:y1="7.1925in" svg:x2="1.2772in" svg:y2="7.1925in"><text:p/></draw:line><draw:frame text:anchor-type="paragraph" draw:z-index="29" draw:name="Shape6_2" draw:style-name="gr16" draw:text-style-name="P8" svg:width="0.6732in" svg:height="0.2551in" svg:x="1.3047in" svg:y="7.089in"><draw:text-box><text:p><text:span text:style-name="T4">&lt;hidden&gt;</text:span></text:p></draw:text-box></draw:frame><draw:frame text:anchor-type="paragraph" draw:z-index="30" draw:name="Shape6_3" draw:style-name="gr12" draw:text-style-name="P5" svg:width="0.815in" svg:height="0.4358in" svg:x="0.2744in" svg:y="7.4484in"><draw:text-box><text:p><text:span text:style-name="T7">Res = 0</text:span></text:p></draw:text-box></draw:frame><draw:frame text:anchor-type="paragraph" draw:z-index="31" draw:name="Shape6_5" draw:style-name="gr12" draw:text-style-name="P5" svg:width="0.815in" svg:height="0.4358in" svg:x="14.3835in" svg:y="4.4472in"><draw:text-box><text:p>fp_map</text:p></draw:text-box></draw:frame><draw:custom-shape text:anchor-type="paragraph" draw:z-index="32" draw:name="Shape3_4" draw:style-name="gr35" draw:text-style-name="P6" svg:width="0.5197in" svg:height="0.3217in" svg:x="0in" svg:y="0in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33" draw:name="Shape5_3" draw:style-name="gr1" draw:text-style-name="P3" svg:x1="14.0709in" svg:y1="4.6469in" svg:x2="13.589in" svg:y2="4.6453in"><text:p/></draw:line><draw:frame text:anchor-type="paragraph" draw:z-index="34" draw:name="Shape6_6" draw:style-name="gr16" draw:text-style-name="P8" svg:width="0.6732in" svg:height="0.2551in" svg:x="12.9346in" svg:y="4.5646in"><draw:text-box><text:p><text:span text:style-name="T4">&lt;hidden</text:span><text:span text:style-name="T4">&gt;</text:span></text:p></draw:text-box></draw:frame><draw:custom-shape text:anchor-type="paragraph" draw:z-index="35" draw:name="Shape1_1" draw:style-name="gr42" draw:text-style-name="P10" svg:width="2.848in" svg:height="0.4303in" svg:x="0in" svg:y="0in"><text:p text:style-name="P9"><text:span text:style-name="T5">Frame: </text:span><text:span text:style-name="T6">&lt;datamgr&gt;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6" draw:name="Shape1_2" draw:style-name="gr41" draw:text-style-name="P10" svg:width="2.8488in" svg:height="0.6252in" svg:x="0in" svg:y="0in"><text:p text:style-name="P9"><text:span text:style-name="T5">Frame: </text:span><text:span text:style-name="T6">&lt;sbuffer_alive&gt;</text:span></text:p><draw:enhanced-geometry svg:viewBox="0 0 21600 21600" draw:mirror-horizontal="false" draw:mirror-vertical="false" draw:type="rectangle" draw:enhanced-path="M 0 0 L 21600 0 21600 21600 0 21600 0 0 Z N"/></draw:custom-shape><draw:frame text:anchor-type="paragraph" draw:z-index="37" draw:name="Shape6_7" draw:style-name="gr12" draw:text-style-name="P5" svg:width="0.815in" svg:height="0.4358in" svg:x="8.828in" svg:y="3.6417in"><draw:text-box><text:p>buffer</text:p></draw:text-box></draw:frame><draw:custom-shape text:anchor-type="paragraph" draw:z-index="38" draw:name="Shape3_5" draw:style-name="gr35" draw:text-style-name="P6" svg:width="0.5197in" svg:height="0.3217in" svg:x="0in" svg:y="0in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39" draw:name="Shape5_4" draw:style-name="gr1" draw:text-style-name="P3" svg:x1="9.5063in" svg:y1="3.698in" svg:x2="10.6197in" svg:y2="3.65in"><text:p/></draw:line><draw:frame text:anchor-type="paragraph" draw:z-index="40" draw:name="Shape6_8" draw:style-name="gr40" draw:text-style-name="P5" svg:width="0.6205in" svg:height="0.2252in" svg:x="10.6193in" svg:y="3.5764in"><draw:text-box><text:p>buffer</text:p></draw:text-box></draw:frame><draw:frame text:anchor-type="paragraph" draw:z-index="47" draw:name="Shape6_9" draw:style-name="gr12" draw:text-style-name="P5" svg:width="0.815in" svg:height="0.4358in" svg:x="9.748in" svg:y="3.889in"><draw:text-box><text:p>buffer.head</text:p></draw:text-box></draw:frame><draw:frame text:anchor-type="paragraph" draw:z-index="48" draw:name="Shape6_10" draw:style-name="gr38" draw:text-style-name="P5" svg:width="0.815in" svg:height="0.2776in" svg:x="9.748in" svg:y="4.2756in"><draw:text-box><text:p>buffer.tail</text:p></draw:text-box></draw:frame><draw:frame text:anchor-type="paragraph" draw:z-index="49" draw:name="Shape6_11" draw:style-name="gr12" draw:text-style-name="P5" svg:width="0.748in" svg:height="0.4358in" svg:x="9.7339in" svg:y="4.6075in"><draw:text-box><text:p>buffer.rw_lock</text:p></draw:text-box></draw:frame><draw:frame text:anchor-type="paragraph" draw:z-index="50" draw:name="Shape6_12" draw:style-name="gr12" draw:text-style-name="P5" svg:width="1.1425in" svg:height="0.4358in" svg:x="9.7339in" svg:y="5.0429in"><draw:text-box><text:p>buffer.empty</text:p></draw:text-box></draw:frame><draw:frame text:anchor-type="paragraph" draw:z-index="51" draw:name="Shape6_13" draw:style-name="gr12" draw:text-style-name="P5" svg:width="0.815in" svg:height="0.4358in" svg:x="9.6929in" svg:y="5.4783in"><draw:text-box><text:p>buffer.m1</text:p></draw:text-box></draw:frame><draw:frame text:anchor-type="paragraph" draw:z-index="53" draw:name="Shape6_14" draw:style-name="gr12" draw:text-style-name="P5" svg:width="0.815in" svg:height="0.4358in" svg:x="9.7382in" svg:y="5.8299in"><draw:text-box><text:p>buffer.m2</text:p></draw:text-box></draw:frame><draw:frame text:anchor-type="paragraph" draw:z-index="54" draw:name="Shape6_15" draw:style-name="gr12" draw:text-style-name="P5" svg:width="0.815in" svg:height="0.4358in" svg:x="9.6929in" svg:y="6.2654in"><draw:text-box><text:p>buffer.alive</text:p></draw:text-box></draw:frame><draw:frame text:anchor-type="paragraph" draw:z-index="55" draw:name="Shape6_16" draw:style-name="gr12" draw:text-style-name="P5" svg:width="0.815in" svg:height="0.4358in" svg:x="12.8209in" svg:y="4.0484in"><draw:text-box><text:p>buffer</text:p></draw:text-box></draw:frame><draw:custom-shape text:anchor-type="paragraph" draw:z-index="56" draw:name="Shape3_12" draw:style-name="gr35" draw:text-style-name="P6" svg:width="0.5197in" svg:height="0.3217in" svg:x="0in" svg:y="0in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57" draw:name="Shape5_5" draw:style-name="gr1" draw:text-style-name="P3" svg:x1="12.5083in" svg:y1="4.1165in" svg:x2="11.0783in" svg:y2="3.6693in"><text:p/></draw:line><draw:custom-shape text:anchor-type="paragraph" draw:z-index="58" draw:name="Shape1_3" draw:style-name="gr36" draw:text-style-name="P10" svg:width="2.8488in" svg:height="1.7862in" svg:x="0in" svg:y="0in"><text:p text:style-name="P9"><text:span text:style-name="T5">Frame: </text:span><text:span text:style-name="T6">&lt;datamgr_parse_sensor_files&gt;</text:span></text:p><text:p text:style-name="P9"><text:span text:style-name="T6"/></text:p><draw:enhanced-geometry svg:viewBox="0 0 21600 21600" draw:mirror-horizontal="false" draw:mirror-vertical="false" draw:type="rectangle" draw:enhanced-path="M 0 0 L 21600 0 21600 21600 0 21600 0 0 Z N"/></draw:custom-shape><draw:frame text:anchor-type="paragraph" draw:z-index="59" draw:name="Shape9" draw:style-name="gr29" draw:text-style-name="P5" svg:width="1.1276in" svg:height="0.2276in" svg:x="13.7299in" svg:y="2.2626in"><draw:text-box><text:p>size1 = 5</text:p></draw:text-box></draw:frame><draw:custom-shape text:anchor-type="paragraph" draw:z-index="60" draw:name="Shape3_13" draw:style-name="gr35" draw:text-style-name="P6" svg:width="0.5197in" svg:height="0.3217in" svg:x="0in" svg:y="0in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61" draw:name="Shape6_17" draw:style-name="gr12" draw:text-style-name="P5" svg:width="0.4421in" svg:height="0.4358in" svg:x="12.4362in" svg:y="2.6in"><draw:text-box><text:p>list</text:p></draw:text-box></draw:frame><draw:line text:anchor-type="paragraph" draw:z-index="62" draw:name="Shape5_6" draw:style-name="gr1" draw:text-style-name="P3" svg:x1="12.6697in" svg:y1="3.4346in" svg:x2="9.0043in" svg:y2="3.6417in"><text:p/></draw:line><draw:custom-shape text:anchor-type="paragraph" draw:z-index="63" draw:name="Shape3_14" draw:style-name="gr35" draw:text-style-name="P6" svg:width="0.5197in" svg:height="0.3217in" svg:x="0in" svg:y="0in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64" draw:name="Shape6_18" draw:style-name="gr12" draw:text-style-name="P5" svg:width="0.8016in" svg:height="0.4358in" svg:x="13.5728in" svg:y="2.9543in"><draw:text-box><text:p>fp_sensor_map</text:p></draw:text-box></draw:frame><draw:frame text:anchor-type="paragraph" draw:z-index="65" draw:name="Shape6_19" draw:style-name="gr16" draw:text-style-name="P8" svg:width="0.6732in" svg:height="0.2551in" svg:x="14.3543in" svg:y="2.648in"><draw:text-box><text:p><text:span text:style-name="T4">&lt;hidden&gt;</text:span></text:p></draw:text-box></draw:frame><draw:line text:anchor-type="paragraph" draw:z-index="66" draw:name="Shape5_7" draw:style-name="gr1" draw:text-style-name="P3" svg:x1="13.8146in" svg:y1="2.7327in" svg:x2="14.3543in" svg:y2="2.7327in"><text:p/></draw:line><draw:frame text:anchor-type="paragraph" draw:z-index="67" draw:name="Shape6_20" draw:style-name="gr12" draw:text-style-name="P5" svg:width="0.815in" svg:height="0.4358in" svg:x="12.8846in" svg:y="3.3898in"><draw:text-box><text:p>buffer</text:p></draw:text-box></draw:frame><draw:custom-shape text:anchor-type="paragraph" draw:z-index="68" draw:name="Shape3_15" draw:style-name="gr35" draw:text-style-name="P6" svg:width="0.5197in" svg:height="0.3217in" svg:x="0in" svg:y="0in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69" draw:name="Shape5_8" draw:style-name="gr1" draw:text-style-name="P3" svg:x1="12.2811in" svg:y1="2.4402in" svg:x2="11.5138in" svg:y2="1.9083in"><text:p/></draw:line><draw:custom-shape text:anchor-type="paragraph" draw:z-index="70" draw:name="Shape1_4" draw:style-name="gr34" draw:text-style-name="P10" svg:width="2.4024in" svg:height="0.8697in" svg:x="0in" svg:y="0in"><text:p text:style-name="P9"><text:span text:style-name="T5">Frame: </text:span><text:span text:style-name="T6">&lt;main&gt;</text:span></text:p><draw:enhanced-geometry svg:viewBox="0 0 21600 21600" draw:type="rectangle" draw:enhanced-path="M 0 0 L 21600 0 21600 21600 0 21600 0 0 Z N"/></draw:custom-shape><draw:frame text:anchor-type="paragraph" draw:z-index="71" draw:name="Shape2_0" draw:style-name="gr33" draw:text-style-name="P5" svg:width="2.3862in" svg:height="0.748in" svg:x="0.4146in" svg:y="8.9075in"><draw:text-box><text:p><text:span text:style-name="T7">gw_pid = …</text:span></text:p><text:p><text:span text:style-name="T7">log_pid = ...</text:span></text:p></draw:text-box></draw:frame><draw:frame text:anchor-type="paragraph" draw:z-index="75" draw:name="Shape6_21" draw:style-name="gr12" draw:text-style-name="P5" svg:width="0.4421in" svg:height="0.4358in" svg:x="11.072in" svg:y="1.7882in"><draw:text-box><text:p>dplist</text:p></draw:text-box></draw:frame><draw:frame text:anchor-type="paragraph" draw:z-index="77" draw:name="Shape6_22" draw:style-name="gr18" draw:text-style-name="P4" svg:width="0.7697in" svg:height="0.2378in" svg:x="9.8465in" svg:y="2.0972in"><draw:text-box><text:p><text:span text:style-name="T2">dplist.h</text:span><text:span text:style-name="T2">ead</text:span></text:p></draw:text-box></draw:frame><draw:frame text:anchor-type="paragraph" draw:z-index="78" draw:name="Shape6_23" draw:style-name="gr3" draw:text-style-name="P4" svg:width="0.8425in" svg:height="0.3843in" svg:x="9.6854in" svg:y="2.3992in"><draw:text-box><text:p><text:span text:style-name="T2">dplist.element_free</text:span></text:p></draw:text-box></draw:frame><draw:frame text:anchor-type="paragraph" draw:z-index="79" draw:name="Shape6_24" draw:style-name="gr3" draw:text-style-name="P4" svg:width="0.8933in" svg:height="0.3843in" svg:x="9.7016in" svg:y="2.8307in"><draw:text-box><text:p><text:span text:style-name="T2">d</text:span><text:span text:style-name="T2">p</text:span><text:span text:style-name="T2">l</text:span><text:span text:style-name="T2">i</text:span><text:span text:style-name="T2">s</text:span><text:span text:style-name="T2">t</text:span><text:span text:style-name="T2">.</text:span><text:span text:style-name="T2">e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_</text:span><text:span text:style-name="T2">c</text:span><text:span text:style-name="T2">o</text:span><text:span text:style-name="T2">p</text:span><text:span text:style-name="T2">y</text:span></text:p></draw:text-box></draw:frame><draw:frame text:anchor-type="paragraph" draw:z-index="80" draw:name="Shape6_25" draw:style-name="gr3" draw:text-style-name="P4" svg:width="0.8551in" svg:height="0.3843in" svg:x="9.6728in" svg:y="3.1835in"><draw:text-box><text:p><text:span text:style-name="T2">dplist.element_compare</text:span></text:p></draw:text-box></draw:frame><draw:custom-shape text:anchor-type="paragraph" draw:z-index="81" draw:name="Shape1_5" draw:style-name="gr32" draw:text-style-name="P10" svg:width="2.848in" svg:height="0.4488in" svg:x="0in" svg:y="0in"><text:p text:style-name="P9"><text:span text:style-name="T5">Frame: </text:span><text:span text:style-name="T6">&lt;printf,scanf,malloc&gt;</text:span></text:p><draw:enhanced-geometry svg:viewBox="0 0 21600 21600" draw:mirror-horizontal="false" draw:mirror-vertical="false" draw:type="rectangle" draw:enhanced-path="M 0 0 L 21600 0 21600 21600 0 21600 0 0 Z N"/></draw:custom-shape><draw:frame text:anchor-type="paragraph" draw:z-index="82" draw:name="Shape4_0" draw:style-name="gr31" draw:text-style-name="P11" svg:width="1.1748in" svg:height="0.224in" svg:x="12.7736in" svg:y="1.6654in"><draw:text-box><text:p><text:span text:style-name="T8">hidden content</text:span></text:p></draw:text-box></draw:frame><draw:frame text:anchor-type="paragraph" draw:z-index="83" draw:name="Shape9_0" draw:style-name="gr29" draw:text-style-name="P5" svg:width="1.1276in" svg:height="0.2276in" svg:x="14.4217in" svg:y="2.2626in"><draw:text-box><text:p>i = 5</text:p></draw:text-box></draw:frame><draw:custom-shape text:anchor-type="paragraph" draw:z-index="84" draw:name="Shape1_6" draw:style-name="gr30" draw:text-style-name="P10" svg:width="2.848in" svg:height="0.6768in" svg:x="0in" svg:y="0in"><text:p text:style-name="P9"><text:span text:style-name="T5">Frame: </text:span><text:span text:style-name="T6">&lt;datamgr_free&gt;</text:span></text:p><draw:enhanced-geometry svg:viewBox="0 0 21600 21600" draw:mirror-horizontal="false" draw:mirror-vertical="false" draw:type="rectangle" draw:enhanced-path="M 0 0 L 21600 0 21600 21600 0 21600 0 0 Z N"/></draw:custom-shape><draw:frame text:anchor-type="paragraph" draw:z-index="85" draw:name="Shape9_1" draw:style-name="gr29" draw:text-style-name="P5" svg:width="0.6067in" svg:height="0.2276in" svg:x="13.0291in" svg:y="2.2626in"><draw:text-box><text:p>res = 0</text:p></draw:text-box></draw:frame><draw:line text:anchor-type="paragraph" draw:z-index="86" draw:name="Shape5_9" draw:style-name="gr1" draw:text-style-name="P3" svg:x1="10.6807in" svg:y1="2.0972in" svg:x2="9.3736in" svg:y2="1.8335in"><text:p/></draw:line><draw:frame text:anchor-type="paragraph" draw:z-index="93" draw:name="Shape10" draw:style-name="gr7" draw:text-style-name="P5" svg:width="0.6441in" svg:height="0.576in" svg:x="4.8189in" svg:y="2.1283in"><draw:text-box><text:p>room_id</text:p></draw:text-box></draw:frame><draw:frame text:anchor-type="paragraph" draw:z-index="94" draw:name="Shape10_0" draw:style-name="gr6" draw:text-style-name="P5" svg:width="0.337in" svg:height="0.237in" svg:x="5.2165in" svg:y="1.7102in"><draw:text-box><text:p>id</text:p></draw:text-box></draw:frame><draw:frame text:anchor-type="paragraph" draw:z-index="95" draw:name="Shape10_1" draw:style-name="gr3" draw:text-style-name="P5" svg:width="0.7394in" svg:height="0.3843in" svg:x="4.8665in" svg:y="2.5047in"><draw:text-box><text:p>amount</text:p></draw:text-box></draw:frame><draw:frame text:anchor-type="paragraph" draw:z-index="96" draw:name="Shape10_2" draw:style-name="gr3" draw:text-style-name="P5" svg:width="0.4551in" svg:height="0.3843in" svg:x="5.0083in" svg:y="2.889in"><draw:text-box><text:p>value</text:p></draw:text-box></draw:frame><draw:frame text:anchor-type="paragraph" draw:z-index="97" draw:name="Shape10_3" draw:style-name="gr28" draw:text-style-name="P5" svg:width="0.4551in" svg:height="0.2386in" svg:x="4.9654in" svg:y="3.2728in"><draw:text-box><text:p>values</text:p></draw:text-box></draw:frame><draw:frame text:anchor-type="paragraph" draw:z-index="98" draw:name="Shape10_4" draw:style-name="gr3" draw:text-style-name="P5" svg:width="0.4551in" svg:height="0.3843in" svg:x="5.2492in" svg:y="3.6571in"><draw:text-box><text:p>ts</text:p></draw:text-box></draw:frame><draw:frame text:anchor-type="paragraph" draw:z-index="99" draw:name="Shape6_26" draw:style-name="gr12" draw:text-style-name="P5" svg:width="0.9114in" svg:height="0.4358in" svg:x="8.5811in" svg:y="1.7508in"><draw:text-box><text:p>dplist_node</text:p></draw:text-box></draw:frame><draw:line text:anchor-type="paragraph" draw:z-index="103" draw:name="Shape5_10" draw:style-name="gr1" draw:text-style-name="P3" svg:x1="8.7488in" svg:y1="2.9402in" svg:x2="6.448in" svg:y2="1.6327in"><text:p/></draw:line><draw:frame text:anchor-type="paragraph" draw:z-index="104" draw:name="Shape6_27" draw:style-name="gr10" draw:text-style-name="P5" svg:width="0.7217in" svg:height="0.3713in" svg:x="7.6252in" svg:y="2.0035in"><draw:text-box><text:p><text:span text:style-name="T2">dplist_node.prev</text:span></text:p></draw:text-box></draw:frame><draw:frame text:anchor-type="paragraph" draw:z-index="105" draw:name="Shape6_28" draw:style-name="gr12" draw:text-style-name="P5" svg:width="0.7551in" svg:height="0.4358in" svg:x="7.6252in" svg:y="2.3744in"><draw:text-box><text:p><text:span text:style-name="T2">dplist_node.next</text:span></text:p></draw:text-box></draw:frame><draw:frame text:anchor-type="paragraph" draw:z-index="106" draw:name="Shape6_29" draw:style-name="gr12" draw:text-style-name="P5" svg:width="0.7169in" svg:height="0.4358in" svg:x="7.6252in" svg:y="2.7661in"><draw:text-box><text:p><text:span text:style-name="T2">dplist_node.eleme</text:span><text:span text:style-name="T2">nt</text:span></text:p></draw:text-box></draw:frame><draw:line text:anchor-type="paragraph" draw:z-index="107" draw:name="Shape5_11" draw:style-name="gr17" draw:text-style-name="P3" svg:x1="8.6571in" svg:y1="2.0697in" svg:x2="8.2118in" svg:y2="1.8516in"><text:p/></draw:line><draw:line text:anchor-type="paragraph" draw:z-index="108" draw:name="Shape5_12" draw:style-name="gr1" draw:text-style-name="P3" svg:x1="8.6925in" svg:y1="2.6185in" svg:x2="7.4799in" svg:y2="1.7374in"><text:p/></draw:line><draw:frame text:anchor-type="paragraph" draw:z-index="109" draw:name="Shape11" draw:style-name="gr26" draw:text-style-name="P5" svg:width="0.8622in" svg:height="0.576in" svg:x="6.6772in" svg:y="1.6437in"><draw:text-box><text:p>Another node for each sensor</text:p></draw:text-box></draw:frame><draw:frame text:anchor-type="paragraph" draw:z-index="110" draw:name="Shape12" draw:style-name="gr4" draw:text-style-name="P5" svg:width="0.2559in" svg:height="0.1988in" svg:x="5.8043in" svg:y="1.7571in"><draw:text-box><text:p>10</text:p></draw:text-box></draw:frame><draw:frame text:anchor-type="paragraph" draw:z-index="111" draw:name="Shape13" draw:style-name="gr3" draw:text-style-name="P5" svg:width="0.3315in" svg:height="0.3843in" svg:x="5.7945in" svg:y="2.1354in"><draw:text-box><text:p>501</text:p></draw:text-box></draw:frame><draw:frame text:anchor-type="paragraph" draw:z-index="112" draw:name="Shape12_0" draw:style-name="gr4" draw:text-style-name="P5" svg:width="0.2559in" svg:height="0.1988in" svg:x="5.8701in" svg:y="2.5193in"><draw:text-box><text:p>0</text:p></draw:text-box></draw:frame><draw:frame text:anchor-type="paragraph" draw:z-index="113" draw:name="Shape12_1" draw:style-name="gr4" draw:text-style-name="P4" svg:width="0.2559in" svg:height="0.1988in" svg:x="5.8701in" svg:y="2.9264in"><draw:text-box><text:p><text:span text:style-name="T1">0</text:span></text:p></draw:text-box></draw:frame><draw:frame text:anchor-type="paragraph" draw:z-index="114" draw:name="Shape12_2" draw:style-name="gr4" draw:text-style-name="P4" svg:width="0.2559in" svg:height="0.1988in" svg:x="5.8701in" svg:y="3.722in"><draw:text-box><text:p><text:span text:style-name="T1">0</text:span></text:p></draw:text-box></draw:frame><draw:line text:anchor-type="paragraph" draw:z-index="115" draw:name="Shape5_13" draw:style-name="gr1" draw:text-style-name="P3" svg:x1="5.8701in" svg:y1="3.3673in" svg:x2="6.722in" svg:y2="3.5209in"><text:p/></draw:line><draw:custom-shape text:anchor-type="paragraph" draw:z-index="116" draw:name="Shape3_29" draw:style-name="gr25" draw:text-style-name="P6" svg:width="0.226in" svg:height="0.2087in" svg:x="0in" svg:y="0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17" draw:name="Shape3_30" draw:style-name="gr25" draw:text-style-name="P6" svg:width="0.226in" svg:height="0.2087in" svg:x="0in" svg:y="0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18" draw:name="Shape3_31" draw:style-name="gr25" draw:text-style-name="P6" svg:width="0.226in" svg:height="0.2087in" svg:x="0in" svg:y="0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19" draw:name="Shape3_32" draw:style-name="gr25" draw:text-style-name="P6" svg:width="0.226in" svg:height="0.2087in" svg:x="0in" svg:y="0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20" draw:name="Shape3_33" draw:style-name="gr25" draw:text-style-name="P6" svg:width="0.226in" svg:height="0.2087in" svg:x="0in" svg:y="0in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21" draw:name="Shape14" draw:style-name="gr14" draw:text-style-name="P5" svg:width="1.1287in" svg:height="0.2087in" svg:x="6.6756in" svg:y="3.4335in"><draw:text-box><text:p><text:s text:c="2"/>0 <text:s text:c="2"/>0 <text:s text:c="3"/>0 <text:s text:c="2"/>0 <text:s text:c="2"/>0</text:p></draw:text-box></draw:frame><draw:frame text:anchor-type="paragraph" draw:z-index="123" draw:name="Shape9_2" draw:style-name="gr3" draw:text-style-name="P5" svg:width="0.9287in" svg:height="0.3843in" svg:x="0.0929in" svg:y="4.2417in"><draw:text-box><text:p><text:span text:style-name="T7">Attempts = </text:span><text:span text:style-name="T7">1</text:span></text:p></draw:text-box></draw:frame><draw:frame text:anchor-type="paragraph" draw:z-index="124" draw:name="Shape6_31" draw:style-name="gr12" draw:text-style-name="P5" svg:width="0.815in" svg:height="0.4358in" svg:x="0.0929in" svg:y="4.4945in"><draw:text-box><text:p>conn</text:p></draw:text-box></draw:frame><draw:custom-shape text:anchor-type="paragraph" draw:z-index="125" draw:name="Shape3_34" draw:style-name="gr13" draw:text-style-name="P6" svg:width="0.5197in" svg:height="0.3217in" svg:x="0.4445in" svg:y="4.4945in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126" draw:name="Shape5_14" draw:style-name="gr1" draw:text-style-name="P3" svg:x1="0.7661in" svg:y1="4.6256in" svg:x2="1.3059in" svg:y2="4.6256in"><text:p/></draw:line><draw:frame text:anchor-type="paragraph" draw:z-index="127" draw:name="Shape6_32" draw:style-name="gr16" draw:text-style-name="P8" svg:width="0.6732in" svg:height="0.2551in" svg:x="1.3047in" svg:y="4.5783in"><draw:text-box><text:p><text:span text:style-name="T4">&lt;hidden&gt;</text:span></text:p></draw:text-box></draw:frame><draw:frame text:anchor-type="paragraph" draw:z-index="128" draw:name="Shape6_33" draw:style-name="gr12" draw:text-style-name="P5" svg:width="0.4421in" svg:height="0.4358in" svg:x="12.8193in" svg:y="1.0472in"><draw:text-box><text:p>list</text:p></draw:text-box></draw:frame><draw:custom-shape text:anchor-type="paragraph" draw:z-index="129" draw:name="Shape3_35" draw:style-name="gr13" draw:text-style-name="P6" svg:width="0.5197in" svg:height="0.3217in" svg:x="12.1673in" svg:y="1.0472in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130" draw:name="Shape5_15" draw:style-name="gr1" draw:text-style-name="P3" svg:x1="12.3185in" svg:y1="1.1445in" svg:x2="11.5138in" svg:y2="1.9083in"><text:p/></draw:line><draw:frame text:anchor-type="paragraph" draw:z-index="131" draw:name="Shape16" draw:style-name="gr3" draw:text-style-name="P5" svg:width="2.3862in" svg:height="0.3843in" svg:x="0.1508in" svg:y="3.2146in"><draw:text-box><text:p>Idem &lt;main&gt; and &lt;datamgr&gt;</text:p></draw:text-box></draw:frame><draw:custom-shape text:anchor-type="paragraph" draw:z-index="132" draw:name="Shape1_7" draw:style-name="gr24" draw:text-style-name="P10" svg:width="2.3933in" svg:height="0.5043in" svg:x="0.0398in" svg:y="3.5307in"><text:p text:style-name="P9"><text:span text:style-name="T5">Frame: </text:span><text:span text:style-name="T6">&lt;init_connect</text:span><text:span text:style-name="T6">ion&gt;</text:span></text:p><draw:enhanced-geometry svg:viewBox="0 0 21600 21600" draw:mirror-horizontal="false" draw:mirror-vertical="false" draw:type="rectangle" draw:enhanced-path="M 0 0 L 21600 0 21600 21600 0 21600 0 0 Z N"/></draw:custom-shape><draw:frame text:anchor-type="paragraph" draw:z-index="133" draw:name="Shape17" draw:style-name="gr7" draw:text-style-name="P5" svg:width="1.9134in" svg:height="0.576in" svg:x="0.0398in" svg:y="3.6508in"><draw:text-box><text:p><text:span text:style-name="T2">A whole bunch of </text:span><text:span text:style-name="T2">chars and ints with </text:span><text:span text:style-name="T2">hardcoded/error values</text:span></text:p></draw:text-box></draw:frame><draw:frame text:anchor-type="paragraph" draw:z-index="134" draw:name="Shape6_34" draw:style-name="gr12" draw:text-style-name="P5" svg:width="0.815in" svg:height="0.4358in" svg:x="1.8819in" svg:y="3.7366in"><draw:text-box><text:p>db</text:p></draw:text-box></draw:frame><draw:line text:anchor-type="paragraph" draw:z-index="135" draw:name="Shape5_16" draw:style-name="gr1" draw:text-style-name="P3" svg:x1="2.2244in" svg:y1="3.8717in" svg:x2="1.561in" svg:y2="4.626in"><text:p/></draw:line><draw:custom-shape text:anchor-type="paragraph" draw:z-index="136" draw:name="Shape3_36" draw:style-name="gr23" draw:text-style-name="P6" svg:width="0.265in" svg:height="0.2268in" svg:x="2.0638in" svg:y="3.7366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37" draw:name="Shape1_8" draw:style-name="gr22" draw:text-style-name="P10" svg:width="2.3933in" svg:height="1.3248in" svg:x="0.0398in" svg:y="1.7217in"><text:p text:style-name="P9"><text:span text:style-name="T5">Frame: </text:span><text:span text:style-name="T6">&lt;insert_sensor_from_sbuffer&gt;</text:span></text:p><draw:enhanced-geometry svg:viewBox="0 0 21600 21600" draw:mirror-horizontal="false" draw:mirror-vertical="false" draw:type="rectangle" draw:enhanced-path="M 0 0 L 21600 0 21600 21600 0 21600 0 0 Z N"/></draw:custom-shape><draw:frame text:anchor-type="paragraph" draw:z-index="138" draw:name="Shape6_35" draw:style-name="gr12" draw:text-style-name="P5" svg:width="0.815in" svg:height="0.4358in" svg:x="1.6181in" svg:y="2.6102in"><draw:text-box><text:p>buffer</text:p></draw:text-box></draw:frame><draw:custom-shape text:anchor-type="paragraph" draw:z-index="139" draw:name="Shape3_37" draw:style-name="gr21" draw:text-style-name="P6" svg:width="0.3421in" svg:height="0.3217in" svg:x="2.0339in" svg:y="2.6508in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140" draw:name="Shape5_17" draw:style-name="gr1" draw:text-style-name="P3" svg:x1="2.2618in" svg:y1="2.7161in" svg:x2="9.0043in" svg:y2="3.6417in"><text:p/></draw:line><draw:frame text:anchor-type="paragraph" draw:z-index="141" draw:name="Shape6_36" draw:style-name="gr12" draw:text-style-name="P5" svg:width="0.815in" svg:height="0.4358in" svg:x="0.4244in" svg:y="2.6102in"><draw:text-box><text:p>conn</text:p></draw:text-box></draw:frame><draw:custom-shape text:anchor-type="paragraph" draw:z-index="142" draw:name="Shape3_38" draw:style-name="gr13" draw:text-style-name="P6" svg:width="0.5197in" svg:height="0.3217in" svg:x="0.7661in" svg:y="2.6575in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143" draw:name="Shape5_18" draw:style-name="gr1" draw:text-style-name="P3" svg:x1="1.05in" svg:y1="2.7161in" svg:x2="1.4193in" svg:y2="4.5787in"><text:p/></draw:line><draw:frame text:anchor-type="paragraph" draw:z-index="144" draw:name="Shape6_37" draw:style-name="gr12" draw:text-style-name="P5" svg:width="0.815in" svg:height="0.4358in" svg:x="1.6181in" svg:y="2.0516in"><draw:text-box><text:p>data</text:p></draw:text-box></draw:frame><draw:custom-shape text:anchor-type="paragraph" draw:z-index="145" draw:name="Shape3_39" draw:style-name="gr21" draw:text-style-name="P6" svg:width="0.3421in" svg:height="0.3217in" svg:x="2.0437in" svg:y="2.0516in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52" draw:name="Shape10_5" draw:style-name="gr7" draw:text-style-name="P5" svg:width="0.6441in" svg:height="0.576in" svg:x="3.0382in" svg:y="2.1091in"><draw:text-box><text:p>room_id</text:p></draw:text-box></draw:frame><draw:frame text:anchor-type="paragraph" draw:z-index="153" draw:name="Shape10_6" draw:style-name="gr6" draw:text-style-name="P5" svg:width="0.337in" svg:height="0.237in" svg:x="3.4362in" svg:y="1.6909in"><draw:text-box><text:p>id</text:p></draw:text-box></draw:frame><draw:frame text:anchor-type="paragraph" draw:z-index="154" draw:name="Shape10_7" draw:style-name="gr3" draw:text-style-name="P5" svg:width="0.7394in" svg:height="0.3843in" svg:x="3.0862in" svg:y="2.4854in"><draw:text-box><text:p>amount</text:p></draw:text-box></draw:frame><draw:frame text:anchor-type="paragraph" draw:z-index="155" draw:name="Shape10_8" draw:style-name="gr3" draw:text-style-name="P5" svg:width="0.4551in" svg:height="0.3843in" svg:x="3.228in" svg:y="2.8693in"><draw:text-box><text:p>value</text:p></draw:text-box></draw:frame><draw:frame text:anchor-type="paragraph" draw:z-index="156" draw:name="Shape10_9" draw:style-name="gr5" draw:text-style-name="P5" svg:width="0.4551in" svg:height="0.3496in" svg:x="3.1846in" svg:y="3.2535in"><draw:text-box><text:p>values</text:p></draw:text-box></draw:frame><draw:frame text:anchor-type="paragraph" draw:z-index="157" draw:name="Shape12_3" draw:style-name="gr4" draw:text-style-name="P5" svg:width="0.2559in" svg:height="0.1988in" svg:x="4.0236in" svg:y="1.7374in"><draw:text-box><text:p>0</text:p></draw:text-box></draw:frame><draw:frame text:anchor-type="paragraph" draw:z-index="158" draw:name="Shape13_0" draw:style-name="gr3" draw:text-style-name="P5" svg:width="0.3315in" svg:height="0.3843in" svg:x="4.0138in" svg:y="2.1161in"><draw:text-box><text:p>0</text:p></draw:text-box></draw:frame><draw:frame text:anchor-type="paragraph" draw:z-index="159" draw:name="Shape12_4" draw:style-name="gr4" draw:text-style-name="P5" svg:width="0.2559in" svg:height="0.1988in" svg:x="4.0898in" svg:y="2.5in"><draw:text-box><text:p>0</text:p></draw:text-box></draw:frame><draw:frame text:anchor-type="paragraph" draw:z-index="160" draw:name="Shape12_5" draw:style-name="gr4" draw:text-style-name="P4" svg:width="0.2559in" svg:height="0.1988in" svg:x="4.0898in" svg:y="2.9071in"><draw:text-box><text:p><text:span text:style-name="T1">0</text:span></text:p></draw:text-box></draw:frame><draw:frame text:anchor-type="paragraph" draw:z-index="161" draw:name="Shape12_6" draw:style-name="gr4" draw:text-style-name="P4" svg:width="0.2559in" svg:height="0.1988in" svg:x="4.0898in" svg:y="3.7028in"><draw:text-box><text:p><text:span text:style-name="T1">0</text:span></text:p></draw:text-box></draw:frame><draw:line text:anchor-type="paragraph" draw:z-index="162" draw:name="Shape5_19" draw:style-name="gr1" draw:text-style-name="P3" svg:x1="4.0894in" svg:y1="3.348in" svg:x2="3.4075in" svg:y2="4.1264in"><text:p/></draw:line><draw:frame text:anchor-type="paragraph" draw:z-index="163" draw:name="Shape14_0" draw:style-name="gr14" draw:text-style-name="P5" svg:width="1.1287in" svg:height="0.2087in" svg:x="3.3508in" svg:y="4.172in"><draw:text-box><text:p><text:s text:c="2"/>0 <text:s/><text:s/>0 <text:s text:c="2"/><text:s/>0 <text:s text:c="2"/>0 <text:s text:c="2"/>0</text:p></draw:text-box></draw:frame><draw:custom-shape text:anchor-type="paragraph" draw:z-index="164" draw:name="Shape3_46" draw:style-name="gr15" draw:text-style-name="P6" svg:width="0.226in" svg:height="0.2087in" svg:x="4.2929in" svg:y="4.172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65" draw:name="Shape3_47" draw:style-name="gr15" draw:text-style-name="P6" svg:width="0.226in" svg:height="0.2087in" svg:x="3.3902in" svg:y="4.172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66" draw:name="Shape3_48" draw:style-name="gr15" draw:text-style-name="P6" svg:width="0.226in" svg:height="0.2087in" svg:x="3.6161in" svg:y="4.172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67" draw:name="Shape3_49" draw:style-name="gr15" draw:text-style-name="P6" svg:width="0.226in" svg:height="0.2087in" svg:x="3.8417in" svg:y="4.172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68" draw:name="Shape3_50" draw:style-name="gr15" draw:text-style-name="P6" svg:width="0.226in" svg:height="0.2087in" svg:x="4.0673in" svg:y="4.172in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169" draw:name="Shape5_20" draw:style-name="gr1" draw:text-style-name="P3" svg:x1="2.1957in" svg:y1="2.1386in" svg:x2="3.6394in" svg:y2="1.6134in"><text:p/></draw:line><draw:custom-shape text:anchor-type="paragraph" draw:z-index="170" draw:name="Shape1_9" draw:style-name="gr20" draw:text-style-name="P10" svg:width="2.8488in" svg:height="2.5559in" svg:x="12.1291in" svg:y="6.9638in"><text:p text:style-name="P9"><text:span text:style-name="T5">Frame: </text:span><text:span text:style-name="T6">&lt;connmgr_listen</text:span><text:span text:style-name="T6">&gt;</text:span></text:p><draw:enhanced-geometry svg:viewBox="0 0 21600 21600" draw:mirror-horizontal="false" draw:mirror-vertical="false" draw:type="rectangle" draw:enhanced-path="M 0 0 L 21600 0 21600 21600 0 21600 0 0 Z N"/></draw:custom-shape><draw:frame text:anchor-type="paragraph" draw:z-index="171" draw:name="Shape18" draw:style-name="gr19" draw:text-style-name="P5" svg:width="1.015in" svg:height="0.5051in" svg:x="10.5945in" svg:y="2.3917in"><draw:text-box><text:p><text:span text:style-name="T2">Pointer to </text:span><text:span text:style-name="T2">function address</text:span></text:p></draw:text-box></draw:frame><draw:frame text:anchor-type="paragraph" draw:z-index="172" draw:name="Shape18_0" draw:style-name="gr19" draw:text-style-name="P5" svg:width="1.015in" svg:height="0.5051in" svg:x="10.5945in" svg:y="2.7756in"><draw:text-box><text:p><text:span text:style-name="T2">Pointer to </text:span><text:span text:style-name="T2">function address</text:span></text:p></draw:text-box></draw:frame><draw:frame text:anchor-type="paragraph" draw:z-index="173" draw:name="Shape18_1" draw:style-name="gr19" draw:text-style-name="P5" svg:width="1.015in" svg:height="0.5051in" svg:x="10.5945in" svg:y="3.1646in"><draw:text-box><text:p><text:span text:style-name="T2">Pointer to </text:span><text:span text:style-name="T2">function address</text:span></text:p></draw:text-box></draw:frame><draw:frame text:anchor-type="paragraph" draw:z-index="174" draw:name="Shape6_38" draw:style-name="gr12" draw:text-style-name="P5" svg:width="0.7543in" svg:height="0.4358in" svg:x="12.8138in" svg:y="7.1929in"><draw:text-box><text:p>conn_list</text:p></draw:text-box></draw:frame><draw:custom-shape text:anchor-type="paragraph" draw:z-index="175" draw:name="Shape3_51" draw:style-name="gr13" draw:text-style-name="P6" svg:width="0.5197in" svg:height="0.3217in" svg:x="12.2236in" svg:y="7.2217in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176" draw:name="Shape5_21" draw:style-name="gr1" draw:text-style-name="P3" svg:x1="12.5272in" svg:y1="7.3449in" svg:x2="11.5807in" svg:y2="6.8047in"><text:p/></draw:line><draw:frame text:anchor-type="paragraph" draw:z-index="181" draw:name="Shape18_2" draw:style-name="gr19" draw:text-style-name="P5" svg:width="1.015in" svg:height="0.5051in" svg:x="10.2819in" svg:y="6.9898in"><draw:text-box><text:p><text:span text:style-name="T2">Pointer to function address</text:span></text:p></draw:text-box></draw:frame><draw:frame text:anchor-type="paragraph" draw:z-index="182" draw:name="Shape18_3" draw:style-name="gr19" draw:text-style-name="P5" svg:width="1.015in" svg:height="0.5051in" svg:x="10.2819in" svg:y="7.3736in"><draw:text-box><text:p><text:span text:style-name="T2">Pointer to function address</text:span></text:p></draw:text-box></draw:frame><draw:frame text:anchor-type="paragraph" draw:z-index="183" draw:name="Shape18_4" draw:style-name="gr19" draw:text-style-name="P5" svg:width="1.015in" svg:height="0.5051in" svg:x="10.2819in" svg:y="7.7654in"><draw:text-box><text:p><text:span text:style-name="T2">Pointer to function address</text:span></text:p></draw:text-box></draw:frame><draw:frame text:anchor-type="paragraph" draw:z-index="184" draw:name="Shape6_39" draw:style-name="gr18" draw:text-style-name="P4" svg:width="0.7697in" svg:height="0.2378in" svg:x="9.5217in" svg:y="6.7008in"><draw:text-box><text:p><text:span text:style-name="T2">dplist.head</text:span></text:p></draw:text-box></draw:frame><draw:frame text:anchor-type="paragraph" draw:z-index="185" draw:name="Shape6_40" draw:style-name="gr3" draw:text-style-name="P4" svg:width="0.865in" svg:height="0.3843in" svg:x="9.3508in" svg:y="6.9819in"><draw:text-box><text:p><text:span text:style-name="T2">dplist.element_free</text:span></text:p></draw:text-box></draw:frame><draw:frame text:anchor-type="paragraph" draw:z-index="186" draw:name="Shape6_41" draw:style-name="gr3" draw:text-style-name="P4" svg:width="0.8933in" svg:height="0.3843in" svg:x="9.389in" svg:y="7.3811in"><draw:text-box><text:p><text:span text:style-name="T2">dplist.element_copy</text:span></text:p></draw:text-box></draw:frame><draw:frame text:anchor-type="paragraph" draw:z-index="187" draw:name="Shape6_42" draw:style-name="gr3" draw:text-style-name="P4" svg:width="0.8551in" svg:height="0.3843in" svg:x="9.3602in" svg:y="7.7728in"><draw:text-box><text:p><text:span text:style-name="T2">dplist.element_compare</text:span></text:p></draw:text-box></draw:frame><draw:frame text:anchor-type="paragraph" draw:z-index="188" draw:name="Shape6_43" draw:style-name="gr12" draw:text-style-name="P5" svg:width="0.4421in" svg:height="0.4358in" svg:x="11.3189in" svg:y="6.6744in"><draw:text-box><text:p>dplist</text:p></draw:text-box></draw:frame><draw:frame text:anchor-type="paragraph" draw:z-index="189" draw:name="Shape6_44" draw:style-name="gr12" draw:text-style-name="P5" svg:width="0.9114in" svg:height="0.4358in" svg:x="8.2165in" svg:y="6.5335in"><draw:text-box><text:p>dplist_node</text:p></draw:text-box></draw:frame><draw:frame text:anchor-type="paragraph" draw:z-index="193" draw:name="Shape6_45" draw:style-name="gr10" draw:text-style-name="P5" svg:width="0.7217in" svg:height="0.3713in" svg:x="7.2602in" svg:y="6.7862in"><draw:text-box><text:p><text:span text:style-name="T2">dplist_node.p</text:span><text:span text:style-name="T2">rev</text:span></text:p></draw:text-box></draw:frame><draw:frame text:anchor-type="paragraph" draw:z-index="194" draw:name="Shape6_46" draw:style-name="gr12" draw:text-style-name="P5" svg:width="0.7551in" svg:height="0.4358in" svg:x="7.2602in" svg:y="7.1571in"><draw:text-box><text:p><text:span text:style-name="T2">dplist_node.n</text:span><text:span text:style-name="T2">ext</text:span></text:p></draw:text-box></draw:frame><draw:frame text:anchor-type="paragraph" draw:z-index="195" draw:name="Shape6_47" draw:style-name="gr12" draw:text-style-name="P5" svg:width="0.7169in" svg:height="0.4358in" svg:x="7.2602in" svg:y="7.5484in"><draw:text-box><text:p><text:span text:style-name="T2">dplist_node.element</text:span></text:p></draw:text-box></draw:frame><draw:line text:anchor-type="paragraph" draw:z-index="196" draw:name="Shape5_22" draw:style-name="gr17" draw:text-style-name="P3" svg:x1="8.2925in" svg:y1="6.852in" svg:x2="7.8472in" svg:y2="6.6339in"><text:p/></draw:line><draw:line text:anchor-type="paragraph" draw:z-index="197" draw:name="Shape5_23" draw:style-name="gr1" draw:text-style-name="P3" svg:x1="10.3969in" svg:y1="6.7579in" svg:x2="9.0425in" svg:y2="6.6626in"><text:p/></draw:line><draw:frame text:anchor-type="paragraph" draw:z-index="198" draw:name="Shape6_48" draw:style-name="gr12" draw:text-style-name="P5" svg:width="0.9114in" svg:height="0.4358in" svg:x="6.0764in" svg:y="6.561in"><draw:text-box><text:p>dplist_node</text:p></draw:text-box></draw:frame><draw:frame text:anchor-type="paragraph" draw:z-index="202" draw:name="Shape6_49" draw:style-name="gr10" draw:text-style-name="P5" svg:width="0.7217in" svg:height="0.3713in" svg:x="5.1201in" svg:y="6.8138in"><draw:text-box><text:p><text:span text:style-name="T2">dplist_node.prev</text:span></text:p></draw:text-box></draw:frame><draw:frame text:anchor-type="paragraph" draw:z-index="203" draw:name="Shape6_50" draw:style-name="gr12" draw:text-style-name="P5" svg:width="0.7551in" svg:height="0.4358in" svg:x="5.1201in" svg:y="7.1846in"><draw:text-box><text:p><text:span text:style-name="T2">dplist_n</text:span><text:span text:style-name="T2">ode.next</text:span></text:p></draw:text-box></draw:frame><draw:line text:anchor-type="paragraph" draw:z-index="204" draw:name="Shape5_24" draw:style-name="gr1" draw:text-style-name="P3" svg:x1="6.6374in" svg:y1="6.8882in" svg:x2="8.2165in" svg:y2="6.6339in"><text:p/></draw:line><draw:frame text:anchor-type="paragraph" draw:z-index="205" draw:name="Shape6_51" draw:style-name="gr12" draw:text-style-name="P5" svg:width="0.7169in" svg:height="0.4358in" svg:x="5.1252in" svg:y="7.5764in"><draw:text-box><text:p><text:span text:style-name="T2">dplist_node.element</text:span></text:p></draw:text-box></draw:frame><draw:line text:anchor-type="paragraph" draw:z-index="206" draw:name="Shape5_25" draw:style-name="gr17" draw:text-style-name="P3" svg:x1="6.2016in" svg:y1="7.4028in" svg:x2="7.0634in" svg:y2="7.8492in"><text:p/></draw:line><draw:frame text:anchor-type="paragraph" draw:z-index="211" draw:name="Shape12_8" draw:style-name="gr4" draw:text-style-name="P4" svg:width="0.2559in" svg:height="0.1988in" svg:x="6.9457in" svg:y="5.4181in"><draw:text-box><text:p><text:span text:style-name="T1">...</text:span></text:p></draw:text-box></draw:frame><draw:frame text:anchor-type="paragraph" draw:z-index="212" draw:name="Shape12_9" draw:style-name="gr4" draw:text-style-name="P4" svg:width="0.2559in" svg:height="0.1988in" svg:x="6.9457in" svg:y="6.2138in"><draw:text-box><text:p><text:span text:style-name="T1">...</text:span></text:p></draw:text-box></draw:frame><draw:frame text:anchor-type="paragraph" draw:z-index="217" draw:name="Shape12_11" draw:style-name="gr4" draw:text-style-name="P4" svg:width="0.2559in" svg:height="0.1988in" svg:x="8.4555in" svg:y="5.3783in"><draw:text-box><text:p><text:span text:style-name="T1">...</text:span></text:p></draw:text-box></draw:frame><draw:frame text:anchor-type="paragraph" draw:z-index="218" draw:name="Shape12_12" draw:style-name="gr4" draw:text-style-name="P4" svg:width="0.2559in" svg:height="0.1988in" svg:x="8.4555in" svg:y="6.1744in"><draw:text-box><text:p><text:span text:style-name="T1">...</text:span></text:p></draw:text-box></draw:frame><draw:frame text:anchor-type="paragraph" draw:z-index="219" draw:name="Shape6_52" draw:style-name="gr10" draw:text-style-name="P5" svg:width="0.7217in" svg:height="0.3713in" svg:x="6.1535in" svg:y="4.9945in"><draw:text-box><text:p><text:span text:style-name="T2">sock</text:span></text:p></draw:text-box></draw:frame><draw:frame text:anchor-type="paragraph" draw:z-index="220" draw:name="Shape6_53" draw:style-name="gr10" draw:text-style-name="P5" svg:width="0.7217in" svg:height="0.3713in" svg:x="5.8929in" svg:y="5.3654in"><draw:text-box><text:p><text:span text:style-name="T2">conn_sd</text:span></text:p></draw:text-box></draw:frame><draw:frame text:anchor-type="paragraph" draw:z-index="221" draw:name="Shape6_54" draw:style-name="gr10" draw:text-style-name="P5" svg:width="0.7217in" svg:height="0.3713in" svg:x="6.3299in" svg:y="5.7362in"><draw:text-box><text:p><text:span text:style-name="T2">id</text:span></text:p></draw:text-box></draw:frame><draw:frame text:anchor-type="paragraph" draw:z-index="222" draw:name="Shape6_55" draw:style-name="gr10" draw:text-style-name="P5" svg:width="0.1661in" svg:height="0.3713in" svg:x="6.3299in" svg:y="6.1035in"><draw:text-box><text:p><text:span text:style-name="T2">ts</text:span></text:p></draw:text-box></draw:frame><draw:frame text:anchor-type="paragraph" draw:z-index="223" draw:name="Shape12_13" draw:style-name="gr4" draw:text-style-name="P4" svg:width="0.2559in" svg:height="0.1988in" svg:x="6.9272in" svg:y="5.778in"><draw:text-box><text:p><text:span text:style-name="T1">20</text:span></text:p></draw:text-box></draw:frame><draw:frame text:anchor-type="paragraph" draw:z-index="224" draw:name="Shape12_14" draw:style-name="gr4" draw:text-style-name="P4" svg:width="0.2559in" svg:height="0.1988in" svg:x="8.4083in" svg:y="5.739in"><draw:text-box><text:p><text:span text:style-name="T1">50</text:span></text:p></draw:text-box></draw:frame><draw:frame text:anchor-type="paragraph" draw:z-index="225" draw:name="Shape6_56" draw:style-name="gr16" draw:text-style-name="P8" svg:width="0.6732in" svg:height="0.2551in" svg:x="6.7272in" svg:y="4.9945in"><draw:text-box><text:p><text:span text:style-name="T4">&lt;hidden&gt;</text:span></text:p></draw:text-box></draw:frame><draw:frame text:anchor-type="paragraph" draw:z-index="226" draw:name="Shape6_57" draw:style-name="gr16" draw:text-style-name="P8" svg:width="0.6732in" svg:height="0.2551in" svg:x="8.2083in" svg:y="4.948in"><draw:text-box><text:p><text:span text:style-name="T4">&lt;hidden&gt;</text:span></text:p></draw:text-box></draw:frame><draw:line text:anchor-type="paragraph" draw:z-index="227" draw:name="Shape5_27" draw:style-name="gr1" draw:text-style-name="P3" svg:x1="8.4547in" svg:y1="8.0272in" svg:x2="8.5303in" svg:y2="6.4346in"><text:p/></draw:line><draw:line text:anchor-type="paragraph" draw:z-index="228" draw:name="Shape5_28" draw:style-name="gr1" draw:text-style-name="P3" svg:x1="6.4201in" svg:y1="7.7146in" svg:x2="6.4957in" svg:y2="6.4744in"><text:p/></draw:line><draw:frame text:anchor-type="paragraph" draw:z-index="229" draw:name="Shape6_58" draw:style-name="gr12" draw:text-style-name="P5" svg:width="0.7543in" svg:height="0.4358in" svg:x="12.861in" svg:y="7.7984in"><draw:text-box><text:p>poll_fd</text:p></draw:text-box></draw:frame><draw:custom-shape text:anchor-type="paragraph" draw:z-index="230" draw:name="Shape3_70" draw:style-name="gr13" draw:text-style-name="P6" svg:width="0.5197in" svg:height="0.3217in" svg:x="12.2709in" svg:y="7.7425in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231" draw:name="Shape5_29" draw:style-name="gr1" draw:text-style-name="P3" svg:x1="12.4894in" svg:y1="7.9516in" svg:x2="5.4819in" svg:y2="6.5307in"><text:p/></draw:line><draw:custom-shape text:anchor-type="paragraph" draw:z-index="232" draw:name="Shape3_71" draw:style-name="gr15" draw:text-style-name="P6" svg:width="0.226in" svg:height="0.2087in" svg:x="5.2563in" svg:y="6.4827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33" draw:name="Shape3_72" draw:style-name="gr15" draw:text-style-name="P6" svg:width="0.226in" svg:height="0.2087in" svg:x="4.8047in" svg:y="6.4827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34" draw:name="Shape3_73" draw:style-name="gr15" draw:text-style-name="P6" svg:width="0.226in" svg:height="0.2087in" svg:x="5.0307in" svg:y="6.4827in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35" draw:name="Shape19" draw:style-name="gr14" draw:text-style-name="P5" svg:width="0.6776in" svg:height="0.2087in" svg:x="4.8618in" svg:y="6.4827in"><draw:text-box><text:p><text:s/>.. <text:s/>.. <text:s text:c="3"/>..</text:p></draw:text-box></draw:frame><draw:frame text:anchor-type="paragraph" draw:z-index="236" draw:name="Shape6_59" draw:style-name="gr12" draw:text-style-name="P5" svg:width="1.1051in" svg:height="0.4358in" svg:x="13.6571in" svg:y="7.1839in"><draw:text-box><text:p>loop = true</text:p></draw:text-box></draw:frame><draw:frame text:anchor-type="paragraph" draw:z-index="237" draw:name="Shape6_60" draw:style-name="gr12" draw:text-style-name="P5" svg:width="0.7543in" svg:height="0.4358in" svg:x="13.7008in" svg:y="7.4866in"><draw:text-box><text:p>result = ...</text:p></draw:text-box></draw:frame><draw:frame text:anchor-type="paragraph" draw:z-index="238" draw:name="Shape6_61" draw:style-name="gr12" draw:text-style-name="P5" svg:width="1.4496in" svg:height="0.4358in" svg:x="13.4728in" svg:y="7.8563in"><draw:text-box><text:p>port_number = 6543</text:p></draw:text-box></draw:frame><draw:custom-shape text:anchor-type="paragraph" draw:z-index="239" draw:name="Shape3_74" draw:style-name="gr13" draw:text-style-name="P6" svg:width="0.5197in" svg:height="0.3217in" svg:x="12.3016in" svg:y="8.2528in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40" draw:name="Shape6_62" draw:style-name="gr12" draw:text-style-name="P5" svg:width="0.815in" svg:height="0.4358in" svg:x="12.861in" svg:y="8.2339in"><draw:text-box><text:p>buffer</text:p></draw:text-box></draw:frame><draw:line text:anchor-type="paragraph" draw:z-index="241" draw:name="Shape5_30" draw:style-name="gr1" draw:text-style-name="P3" svg:x1="12.6409in" svg:y1="8.511in" svg:x2="10.889in" svg:y2="3.7563in"><text:p/></draw:line><draw:frame text:anchor-type="paragraph" draw:z-index="242" draw:name="Shape6_63" draw:style-name="gr12" draw:text-style-name="P5" svg:width="1.4496in" svg:height="0.4358in" svg:x="13.4728in" svg:y="8.1689in"><draw:text-box><text:p>bytes = ...</text:p></draw:text-box></draw:frame><draw:frame text:anchor-type="paragraph" draw:z-index="243" draw:name="Shape20" draw:style-name="gr3" draw:text-style-name="P7" svg:width="9.8016in" svg:height="0.3843in" svg:x="0.0839in" svg:y="9.6839in"><draw:text-box><text:p><text:span text:style-name="T3">Disclaimer: some things that I thought were less important have been left out to keep it structured. The most important things should be here.</text:span></text:p></draw:text-box></draw:frame><draw:frame text:anchor-type="paragraph" draw:z-index="248" draw:name="Shape12_10" draw:style-name="gr3" draw:text-style-name="P4" svg:width="0.3858in" svg:height="0.3843in" svg:x="5.1252in" svg:y="5.7217in"><draw:text-box><text:p><text:span text:style-name="T1">false</text:span></text:p></draw:text-box></draw:frame><draw:frame text:anchor-type="paragraph" draw:z-index="249" draw:name="Shape12_15" draw:style-name="gr3" draw:text-style-name="P4" svg:width="0.4043in" svg:height="0.3843in" svg:x="5.1063in" svg:y="5.2854in"><draw:text-box><text:p><text:span text:style-name="T1">true</text:span></text:p></draw:text-box></draw:frame><draw:frame text:anchor-type="paragraph" draw:z-index="250" draw:name="Shape6_65" draw:style-name="gr11" draw:text-style-name="P5" svg:width="0.935in" svg:height="0.2157in" svg:x="4.8217in" svg:y="4.2in"><draw:text-box><text:p>buffer_node</text:p></draw:text-box></draw:frame><draw:frame text:anchor-type="paragraph" draw:z-index="251" draw:name="Shape6_66" draw:style-name="gr10" draw:text-style-name="P5" svg:width="0.7217in" svg:height="0.3713in" svg:x="4.4311in" svg:y="4.502in"><draw:text-box><text:p><text:span text:style-name="T2">next</text:span></text:p></draw:text-box></draw:frame><draw:frame text:anchor-type="paragraph" draw:z-index="252" draw:name="Shape6_67" draw:style-name="gr10" draw:text-style-name="P5" svg:width="0.3122in" svg:height="0.3713in" svg:x="4.4311in" svg:y="4.828in"><draw:text-box><text:p><text:span text:style-name="T2">data</text:span></text:p></draw:text-box></draw:frame><draw:frame text:anchor-type="paragraph" draw:z-index="253" draw:name="Shape6_68" draw:style-name="gr10" draw:text-style-name="P4" svg:width="0.7217in" svg:height="0.3713in" svg:x="4.1756in" svg:y="5.2193in"><draw:text-box><text:p><text:span text:style-name="T2">readby1</text:span></text:p></draw:text-box></draw:frame><draw:frame text:anchor-type="paragraph" draw:z-index="254" draw:name="Shape6_69" draw:style-name="gr10" draw:text-style-name="P5" svg:width="0.7217in" svg:height="0.3713in" svg:x="4.1945in" svg:y="5.6744in"><draw:text-box><text:p><text:span text:style-name="T2">readby2</text:span></text:p></draw:text-box></draw:frame><draw:line text:anchor-type="paragraph" draw:z-index="255" draw:name="Shape5_26" draw:style-name="gr1" draw:text-style-name="P3" svg:x1="10.9555in" svg:y1="4.3319in" svg:x2="7.7311in" svg:y2="4.5685in"><text:p/></draw:line><draw:line text:anchor-type="paragraph" draw:z-index="256" draw:name="Shape5_31" draw:style-name="gr1" draw:text-style-name="P3" svg:x1="10.8886in" svg:y1="3.9638in" svg:x2="5.652in" svg:y2="4.3319in"><text:p/></draw:line><draw:line text:anchor-type="paragraph" draw:z-index="257" draw:name="Shape5_32" draw:style-name="gr1" draw:text-style-name="P3" svg:x1="5.5575in" svg:y1="4.5516in" svg:x2="6.665in" svg:y2="4.5878in"><text:p/></draw:line><draw:frame text:anchor-type="paragraph" draw:z-index="258" draw:name="Shape12_7" draw:style-name="gr9" draw:text-style-name="P4" svg:width="1.0657in" svg:height="0.5362in" svg:x="6.6661in" svg:y="4.3319in"><draw:text-box><text:p><text:span text:style-name="T2">Buffer_node of the 2nd connected </text:span><text:span text:style-name="T2">sensor</text:span></text:p></draw:text-box></draw:frame><draw:frame text:anchor-type="paragraph" draw:z-index="265" draw:name="Shape10_10" draw:style-name="gr7" draw:text-style-name="P5" svg:width="0.6441in" svg:height="0.576in" svg:x="2.6311in" svg:y="6.1701in"><draw:text-box><text:p>room_id</text:p></draw:text-box></draw:frame><draw:frame text:anchor-type="paragraph" draw:z-index="266" draw:name="Shape10_11" draw:style-name="gr6" draw:text-style-name="P5" svg:width="0.337in" svg:height="0.237in" svg:x="3.0291in" svg:y="5.752in"><draw:text-box><text:p>id</text:p></draw:text-box></draw:frame><draw:frame text:anchor-type="paragraph" draw:z-index="267" draw:name="Shape10_12" draw:style-name="gr3" draw:text-style-name="P5" svg:width="0.7394in" svg:height="0.3843in" svg:x="2.6791in" svg:y="6.5465in"><draw:text-box><text:p>amount</text:p></draw:text-box></draw:frame><draw:frame text:anchor-type="paragraph" draw:z-index="268" draw:name="Shape10_13" draw:style-name="gr3" draw:text-style-name="P5" svg:width="0.4551in" svg:height="0.3843in" svg:x="2.8209in" svg:y="6.9307in"><draw:text-box><text:p>value</text:p></draw:text-box></draw:frame><draw:frame text:anchor-type="paragraph" draw:z-index="269" draw:name="Shape10_14" draw:style-name="gr5" draw:text-style-name="P5" svg:width="0.4551in" svg:height="0.3496in" svg:x="2.778in" svg:y="7.3146in"><draw:text-box><text:p>values</text:p></draw:text-box></draw:frame><draw:frame text:anchor-type="paragraph" draw:z-index="270" draw:name="Shape12_16" draw:style-name="gr4" draw:text-style-name="P5" svg:width="0.2559in" svg:height="0.1988in" svg:x="3.6638in" svg:y="5.7984in"><draw:text-box><text:p>20</text:p></draw:text-box></draw:frame><draw:frame text:anchor-type="paragraph" draw:z-index="271" draw:name="Shape12_18" draw:style-name="gr4" draw:text-style-name="P4" svg:width="0.2559in" svg:height="0.1988in" svg:x="3.6827in" svg:y="6.9681in"><draw:text-box><text:p><text:span text:style-name="T1">21</text:span></text:p></draw:text-box></draw:frame><draw:frame text:anchor-type="paragraph" draw:z-index="272" draw:name="Shape12_19" draw:style-name="gr4" draw:text-style-name="P4" svg:width="0.2559in" svg:height="0.1988in" svg:x="3.6827in" svg:y="7.7638in"><draw:text-box><text:p><text:span text:style-name="T1">...</text:span></text:p></draw:text-box></draw:frame><draw:frame text:anchor-type="paragraph" draw:z-index="273" draw:name="Shape10_15" draw:style-name="gr3" draw:text-style-name="P5" svg:width="0.4551in" svg:height="0.3843in" svg:x="3.45in" svg:y="3.6028in"><draw:text-box><text:p>ts</text:p></draw:text-box></draw:frame><draw:frame text:anchor-type="paragraph" draw:z-index="274" draw:name="Shape10_16" draw:style-name="gr3" draw:text-style-name="P5" svg:width="0.4551in" svg:height="0.3843in" svg:x="3.0008in" svg:y="7.711in"><draw:text-box><text:p>ts</text:p></draw:text-box></draw:frame><draw:frame text:anchor-type="paragraph" draw:z-index="275" draw:name="Shape12_20" draw:style-name="gr2" draw:text-style-name="P4" svg:width="1.0232in" svg:height="0.228in" svg:x="3.3602in" svg:y="7.328in"><draw:text-box><text:p><text:span text:style-name="T1">uninitialized</text:span></text:p></draw:text-box></draw:frame><draw:frame text:anchor-type="paragraph" draw:z-index="276" draw:name="Shape12_17" draw:style-name="gr2" draw:text-style-name="P4" svg:width="1.0232in" svg:height="0.228in" svg:x="3.2909in" svg:y="6.5465in"><draw:text-box><text:p><text:span text:style-name="T1">uninitialize</text:span><text:span text:style-name="T1">d</text:span></text:p></draw:text-box></draw:frame><draw:frame text:anchor-type="paragraph" draw:z-index="277" draw:name="Shape12_21" draw:style-name="gr2" draw:text-style-name="P4" svg:width="1.0232in" svg:height="0.228in" svg:x="3.2909in" svg:y="6.1909in"><draw:text-box><text:p><text:span text:style-name="T1">uninitializ</text:span><text:span text:style-name="T1">ed</text:span></text:p></draw:text-box></draw:frame><draw:line text:anchor-type="paragraph" draw:z-index="278" draw:name="Shape5_0" draw:style-name="gr1" draw:text-style-name="P3" svg:x1="5.1783in" svg:y1="4.9583in" svg:x2="4.1945in" svg:y2="5.6744in"><text:p/></draw:lin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1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tarSymbol" svg:font-family="StarSymbol, 'MS Mincho'"/>
    <style:font-face style:name="Courier New1" svg:font-family="'Courier New'" style:font-family-generic="modern"/>
    <style:font-face style:name="Cambria-Italic" svg:font-family="Cambria-Italic, 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10" draw:display-name="Arrowheads 10" svg:viewBox="0 0 1131 902" svg:d="M564 0l-564 902h1131z"/>
    <draw:marker draw:name="Arrowheads_20_11" draw:display-name="Arrowheads 11" svg:viewBox="0 0 1131 902" svg:d="M564 0l-564 902h1131z"/>
    <draw:marker draw:name="Arrowheads_20_12" draw:display-name="Arrowheads 12" svg:viewBox="0 0 1131 902" svg:d="M564 0l-564 902h1131z"/>
    <draw:marker draw:name="Arrowheads_20_13" draw:display-name="Arrowheads 13" svg:viewBox="0 0 1131 902" svg:d="M564 0l-564 902h1131z"/>
    <draw:marker draw:name="Arrowheads_20_14" draw:display-name="Arrowheads 14" svg:viewBox="0 0 1131 902" svg:d="M564 0l-564 902h1131z"/>
    <draw:marker draw:name="Arrowheads_20_15" draw:display-name="Arrowheads 15" svg:viewBox="0 0 1131 902" svg:d="M564 0l-564 902h1131z"/>
    <draw:marker draw:name="Arrowheads_20_2" draw:display-name="Arrowheads 2" svg:viewBox="0 0 3000 3000" svg:d="M1500 0l1500 2789v211h-114l-1286-2392v2392h-200v-2392l-1286 2392h-114v-211z"/>
    <draw:marker draw:name="Arrowheads_20_20" draw:display-name="Arrowheads 20" svg:viewBox="0 0 1131 902" svg:d="M564 0l-564 902h1131z"/>
    <draw:marker draw:name="Arrowheads_20_21" draw:display-name="Arrowheads 21" svg:viewBox="0 0 1131 902" svg:d="M564 0l-564 902h1131z"/>
    <draw:marker draw:name="Arrowheads_20_22" draw:display-name="Arrowheads 22" svg:viewBox="0 0 1131 902" svg:d="M564 0l-564 902h1131z"/>
    <draw:marker draw:name="Arrowheads_20_23" draw:display-name="Arrowheads 23" svg:viewBox="0 0 1131 902" svg:d="M564 0l-564 902h1131z"/>
    <draw:marker draw:name="Arrowheads_20_24" draw:display-name="Arrowheads 24" svg:viewBox="0 0 836 110" svg:d="M0 0h278 278 280v36 36 38h-278-278-280v-36-36z"/>
    <draw:marker draw:name="Arrowheads_20_3" draw:display-name="Arrowheads 3" svg:viewBox="0 0 1131 902" svg:d="M564 0l-564 902h1131z"/>
    <draw:marker draw:name="Arrowheads_20_4" draw:display-name="Arrowheads 4" svg:viewBox="0 0 1131 902" svg:d="M564 0l-564 902h1131z"/>
    <draw:marker draw:name="Arrowheads_20_5" draw:display-name="Arrowheads 5" svg:viewBox="0 0 1131 902" svg:d="M564 0l-564 902h1131z"/>
    <draw:marker draw:name="Arrowheads_20_6" draw:display-name="Arrowheads 6" svg:viewBox="0 0 1131 902" svg:d="M564 0l-564 902h1131z"/>
    <draw:marker draw:name="Arrowheads_20_7" draw:display-name="Arrowheads 7" svg:viewBox="0 0 1131 902" svg:d="M564 0l-564 902h1131z"/>
    <draw:marker draw:name="Arrowheads_20_8" draw:display-name="Arrowheads 8" svg:viewBox="0 0 1131 902" svg:d="M564 0l-564 902h1131z"/>
    <draw:marker draw:name="Arrowheads_20_9" draw:display-name="Arrowheads 9" svg:viewBox="0 0 1131 902" svg:d="M564 0l-564 902h1131z"/>
    <draw:marker draw:name="a11" svg:viewBox="0 0 20 30" svg:d="M10 0l-10 30h20z"/>
    <draw:marker draw:name="a15" svg:viewBox="0 0 20 30" svg:d="M10 0l-10 30h20z"/>
    <draw:marker draw:name="a3" svg:viewBox="0 0 20 30" svg:d="M10 0l-10 30h20z"/>
    <draw:marker draw:name="a39" svg:viewBox="0 0 20 30" svg:d="M10 0l-10 30h20z"/>
    <draw:marker draw:name="a42" svg:viewBox="0 0 20 30" svg:d="M10 0l-10 30h20z"/>
    <draw:marker draw:name="a44" svg:viewBox="0 0 20 30" svg:d="M10 0l-10 30h20z"/>
    <draw:marker draw:name="a48" svg:viewBox="0 0 20 30" svg:d="M10 0l-10 30h20z"/>
    <draw:marker draw:name="a50" svg:viewBox="0 0 20 30" svg:d="M10 0l-10 30h20z"/>
    <draw:marker draw:name="a68" svg:viewBox="0 0 20 30" svg:d="M10 0l-10 30h20z"/>
    <draw:marker draw:name="a72" svg:viewBox="0 0 20 30" svg:d="M10 0l-10 30h20z"/>
    <draw:marker draw:name="a74" svg:viewBox="0 0 20 30" svg:d="M10 0l-10 30h20z"/>
    <draw:marker draw:name="a78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B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nl" fo:country="B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, 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text-align="justify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margin-top="0.1665in" fo:margin-bottom="0.0417in" loext:contextual-spacing="false" fo:text-indent="0in" style:auto-text-indent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margin-top="0.1665in" fo:margin-bottom="0.0417in" loext:contextual-spacing="false" fo:text-indent="0in" style:auto-text-indent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1665in" fo:margin-bottom="0.0417in" loext:contextual-spacing="false" fo:text-indent="0in" style:auto-text-indent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0in" fo:text-indent="0in" style:auto-text-indent="false" fo:keep-with-next="always"/>
      <style:text-properties style:font-name="Arial" fo:font-family="Arial" style:font-family-generic="swiss" style:font-pitch="variable" fo:language="nl" fo:country="NL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Kop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Nimbus Sans L" fo:font-family="'Nimbus Sans L', 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Bijschrift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HTML_20_Preformatted" style:display-name="HTML Preformatted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modern" fo:font-size="10pt" fo:language="en" fo:country="GB" style:font-name-asian="Courier New1" style:font-family-asian="'Courier New'" style:font-family-generic-asian="modern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noindent" style:family="paragraph" style:parent-style-name="Standard">
      <style:paragraph-properties fo:margin-top="0.1945in" fo:margin-bottom="0.1945in" loext:contextual-spacing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CPUusage" style:family="paragraph" style:parent-style-name="Caption"/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1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6z2" style:family="text">
      <style:text-properties style:font-name="Wingdings1" fo:font-family="Wingdings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7z2" style:family="text">
      <style:text-properties style:font-name="Wingdings1" fo:font-family="Wingdings" style:font-pitch="variable" style:font-charset="x-symbol"/>
    </style:style>
    <style:style style:name="WW8Num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8z2" style:family="text">
      <style:text-properties style:font-name="Wingdings1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Wingdings 3" fo:font-family="'Wingdings 3'" style:font-family-generic="roman" style:font-pitch="variable" style:font-charset="x-symbol"/>
    </style:style>
    <style:style style:name="WW8Num9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z2" style:family="text">
      <style:text-properties style:font-name="Wingdings1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1" fo:font-family="'Courier New'" style:font-family-generic="modern" fo:font-size="10pt" style:font-size-asian="10pt"/>
    </style:style>
    <style:style style:name="WW8Num10z2" style:family="text">
      <style:text-properties style:font-name="Wingdings1" fo:font-family="Wingdings" style:font-pitch="variable" style:font-charset="x-symbol" fo:font-size="10pt" style:font-size-asian="10pt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z2" style:family="text">
      <style:text-properties style:font-name="Wingdings1" fo:font-family="Wingdings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1" fo:font-family="'Courier New'" style:font-family-generic="modern" fo:font-size="10pt" style:font-size-asian="10pt"/>
    </style:style>
    <style:style style:name="WW8Num13z2" style:family="text">
      <style:text-properties style:font-name="Wingdings1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4z1" style:family="text">
      <style:text-properties style:font-name="Courier New1" fo:font-family="'Courier New'" style:font-family-generic="modern" fo:font-size="10pt" style:font-size-asian="10pt"/>
    </style:style>
    <style:style style:name="WW8Num14z2" style:family="text">
      <style:text-properties style:font-name="Wingdings1" fo:font-family="Wingdings" style:font-pitch="variable" style:font-charset="x-symbol" fo:font-size="10pt" style:font-size-asian="10pt"/>
    </style:style>
    <style:style style:name="WW8Num1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5z1" style:family="text">
      <style:text-properties style:font-name="Courier New1" fo:font-family="'Courier New'" style:font-family-generic="modern" fo:font-size="10pt" style:font-size-asian="10pt"/>
    </style:style>
    <style:style style:name="WW8Num15z2" style:family="text">
      <style:text-properties style:font-name="Wingdings1" fo:font-family="Wingdings" style:font-pitch="variable" style:font-charset="x-symbol" fo:font-size="10pt" style:font-size-asian="10pt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6z2" style:family="text">
      <style:text-properties style:font-name="Wingdings1" fo:font-family="Wingdings" style:font-pitch="variable" style:font-charset="x-symbol"/>
    </style:style>
    <style:style style:name="WW8Num1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7z1" style:family="text">
      <style:text-properties style:font-name="Courier New1" fo:font-family="'Courier New'" style:font-family-generic="modern" fo:font-size="10pt" style:font-size-asian="10pt"/>
    </style:style>
    <style:style style:name="WW8Num17z2" style:family="text">
      <style:text-properties style:font-name="Wingdings1" fo:font-family="Wingdings" style:font-pitch="variable" style:font-charset="x-symbol" fo:font-size="10pt" style:font-size-asian="10pt"/>
    </style:style>
    <style:style style:name="WW8Num18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Courier New1" fo:font-family="'Courier New'" style:font-family-generic="modern"/>
    </style:style>
    <style:style style:name="WW8Num18z2" style:family="text">
      <style:text-properties style:font-name="Wingdings1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9z2" style:family="text">
      <style:text-properties style:font-name="Wingdings1" fo:font-family="Wingdings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0z2" style:family="text">
      <style:text-properties style:font-name="Wingdings1" fo:font-family="Wingdings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1z2" style:family="text">
      <style:text-properties style:font-name="Wingdings1" fo:font-family="Wingdings" style:font-pitch="variable" style:font-charset="x-symbol"/>
    </style:style>
    <style:style style:name="WW8Num2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2z2" style:family="text">
      <style:text-properties style:font-name="Wingdings1" fo:font-family="Wingdings" style:font-pitch="variable" style:font-charset="x-symbol"/>
    </style:style>
    <style:style style:name="WW8Num22z3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3z2" style:family="text">
      <style:text-properties style:font-name="Wingdings1" fo:font-family="Wingdings" style:font-pitch="variable" style:font-charset="x-symbol"/>
    </style:style>
    <style:style style:name="WW8Num2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4z1" style:family="text">
      <style:text-properties style:font-name="Courier New1" fo:font-family="'Courier New'" style:font-family-generic="modern" fo:font-size="10pt" style:font-size-asian="10pt"/>
    </style:style>
    <style:style style:name="WW8Num24z2" style:family="text">
      <style:text-properties style:font-name="Wingdings1" fo:font-family="Wingdings" style:font-pitch="variable" style:font-charset="x-symbol" fo:font-size="10pt" style:font-size-asian="10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5z2" style:family="text">
      <style:text-properties style:font-name="Wingdings1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6z2" style:family="text">
      <style:text-properties style:font-name="Wingdings1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7z2" style:family="text">
      <style:text-properties style:font-name="Wingdings1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8z2" style:family="text">
      <style:text-properties style:font-name="Wingdings1" fo:font-family="Wingdings" style:font-pitch="variable" style:font-charset="x-symbol"/>
    </style:style>
    <style:style style:name="WW8Num29z0" style:family="text">
      <style:text-properties style:font-name="Wingdings1" fo:font-family="Wingdings" style:font-pitch="variable" style:font-charset="x-symbol"/>
    </style:style>
    <style:style style:name="WW8Num3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0z2" style:family="text">
      <style:text-properties style:font-name="Wingdings1" fo:font-family="Wingdings" style:font-pitch="variable" style:font-charset="x-symbol"/>
    </style:style>
    <style:style style:name="WW8Num30z3" style:family="text">
      <style:text-properties style:font-name="Symbol" fo:font-family="Symbol" style:font-family-generic="roman" style:font-pitch="variable" style:font-charset="x-symbol"/>
    </style:style>
    <style:style style:name="WW8Num31z0" style:family="text">
      <style:text-properties style:font-name="Symbol" fo:font-family="Symbol" style:font-family-generic="roman" style:font-pitch="variable" style:font-charset="x-symbol"/>
    </style:style>
    <style:style style:name="WW8Num3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1z2" style:family="text">
      <style:text-properties style:font-name="Wingdings1" fo:font-family="Wingdings" style:font-pitch="variable" style:font-charset="x-symbol"/>
    </style:style>
    <style:style style:name="WW8Num32z0" style:family="text">
      <style:text-properties style:font-name="Symbol" fo:font-family="Symbol" style:font-family-generic="roman" style:font-pitch="variable" style:font-charset="x-symbol"/>
    </style:style>
    <style:style style:name="WW8Num3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2z2" style:family="text">
      <style:text-properties style:font-name="Wingdings1" fo:font-family="Wingdings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/>
    </style:style>
    <style:style style:name="WW8Num3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3z2" style:family="text">
      <style:text-properties style:font-name="Wingdings1" fo:font-family="Wingdings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4z2" style:family="text">
      <style:text-properties style:font-name="Wingdings1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1" fo:font-family="'Courier New'" style:font-family-generic="modern" fo:font-size="10pt" style:font-size-asian="10pt"/>
    </style:style>
    <style:style style:name="WW8Num35z2" style:family="text">
      <style:text-properties style:font-name="Wingdings1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6z2" style:family="text">
      <style:text-properties style:font-name="Wingdings1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7z2" style:family="text">
      <style:text-properties style:font-name="Wingdings1" fo:font-family="Wingdings" style:font-pitch="variable" style:font-charset="x-symbol"/>
    </style:style>
    <style:style style:name="WW8Num38z0" style:family="text">
      <style:text-properties style:font-name="Times New Roman" fo:font-family="'Times New Roman'" style:font-family-generic="roman" style:font-pitch="variable" style:font-name-asian="Arial" style:font-family-asian="Arial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38z1" style:family="text">
      <style:text-properties style:font-name="Courier New1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38z2" style:family="text">
      <style:text-properties style:font-name="Wingdings1" fo:font-family="Wingdings" style:font-pitch="variable" style:font-charset="x-symbol"/>
    </style:style>
    <style:style style:name="WW8Num38z3" style:family="text">
      <style:text-properties style:font-name="Symbol" fo:font-family="Symbol" style:font-family-generic="roman" style:font-pitch="variable" style:font-charset="x-symbol"/>
    </style:style>
    <style:style style:name="Default_20_Paragraph_20_Font" style:display-name="Default Paragraph Font" style:family="text"/>
    <style:style style:name="WW8Num8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-Default_20_Paragraph_20_Font" style:display-name="WW-Default Paragraph Font" style:family="text"/>
    <style:style style:name="WW8Num4z1" style:family="text">
      <style:text-properties style:font-name="Courier New1" fo:font-family="'Courier New'" style:font-family-generic="modern" fo:font-size="10pt" style:font-size-asian="10pt"/>
    </style:style>
    <style:style style:name="WW8Num4z2" style:family="text">
      <style:text-properties style:font-name="Wingdings1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1" fo:font-family="'Courier New'" style:font-family-generic="modern" fo:font-size="10pt" style:font-size-asian="10pt"/>
    </style:style>
    <style:style style:name="WW8Num12z2" style:family="text">
      <style:text-properties style:font-name="Wingdings1" fo:font-family="Wingdings" style:font-pitch="variable" style:font-charset="x-symbol" fo:font-size="10pt" style:font-size-asian="10pt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-Default_20_Paragraph_20_Font1" style:display-name="WW-Default Paragraph Font1" style:family="text"/>
    <style:style style:name="Absatz-Standardschriftart" style:family="text"/>
    <style:style style:name="WW-Absatz-Standardschriftart" style:family="text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z2" style:family="text">
      <style:text-properties style:font-name="Wingdings1" fo:font-family="Wingdings" style:font-pitch="variable" style:font-charset="x-symbol"/>
    </style:style>
    <style:style style:name="WW8Num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z2" style:family="text">
      <style:text-properties style:font-name="Wingdings1" fo:font-family="Wingdings" style:font-pitch="variable" style:font-charset="x-symbol"/>
    </style:style>
    <style:style style:name="WW8Num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z2" style:family="text">
      <style:text-properties style:font-name="Wingdings1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3z4" style:family="text">
      <style:text-properties style:font-name="Courier New1" fo:font-family="'Courier New'" style:font-family-generic="modern"/>
    </style:style>
    <style:style style:name="WW-Default_20_Paragraph_20_Font11" style:display-name="WW-Default Paragraph Font11" style:family="text"/>
    <style:style style:name="Heading_20_2_20_Char" style:display-name="Heading 2 Char" style:family="text">
      <style:text-properties style:font-name="Arial" fo:font-family="Arial" style:font-family-generic="swiss" style:font-pitch="variable" fo:font-size="14pt" fo:language="en" fo:country="US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language-complex="ar" style:country-complex="SA" style:font-style-complex="italic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mw-headline" style:family="text" style:parent-style-name="WW-Default_20_Paragraph_20_Font11"/>
    <style:style style:name="HTML_20_Typewriter" style:display-name="HTML Typewriter" style:family="text">
      <style:text-properties style:font-name="Courier New1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1" style:font-family-complex="'Courier New'" style:font-family-generic-complex="modern" style:font-size-complex="10pt"/>
    </style:style>
    <style:style style:name="editsection" style:family="text" style:parent-style-name="WW-Default_20_Paragraph_20_Font11"/>
    <style:style style:name="HTML_20_Code" style:display-name="HTML Code" style:family="text">
      <style:text-properties style:font-name="Courier New1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1" style:font-family-complex="'Courier New'" style:font-family-generic-complex="modern" style:font-size-complex="10pt"/>
    </style:style>
    <style:style style:name="Heading_20_2_20_Char1" style:display-name="Heading 2 Char1" style:family="text">
      <style:text-properties style:font-name="Arial" fo:font-family="Arial" style:font-family-generic="swiss" style:font-pitch="variable" fo:font-size="14pt" fo:language="en" fo:country="US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language-complex="ar" style:country-complex="SA" style:font-style-complex="italic" style:font-weight-complex="bold"/>
    </style:style>
    <style:style style:name="Bullet_20_Symbols" style:display-name="Bullet Symbols" style:family="text">
      <style:text-properties style:font-name="StarSymbol" fo:font-family="StarSymbol, 'MS Mincho'" fo:font-size="9pt" style:font-name-asian="StarSymbol" style:font-family-asian="StarSymbol, 'MS Mincho'" style:font-size-asian="9pt" style:font-name-complex="StarSymbol" style:font-family-complex="StarSymbol, 'MS Mincho'" style:font-size-complex="9pt"/>
    </style:style>
    <style:style style:name="Nummeringssymbolen" style:family="text"/>
    <style:style style:name="Opsommingsteken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WW_5f_CharLFO3LVL1" style:display-name="WW_CharLFO3LVL1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nothing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nothing"/>
        </style:list-level-properties>
        <style:text-properties style:font-name="Wingdings1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nothing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nothing"/>
        </style:list-level-properties>
        <style:text-properties style:font-name="Wingdings1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nothing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nothing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text:bullet-char="">
        <style:list-level-properties text:list-level-position-and-space-mode="label-alignment">
          <style:list-level-label-alignment text:label-followed-by="listtab" text:list-tab-stop-position="0.4862in"/>
        </style:list-level-properties>
        <style:text-properties style:font-name="Wingdings 3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list-level-position-and-space-mode="label-alignment">
          <style:list-level-label-alignment text:label-followed-by="nothing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1"/>
      </text:list-level-style-bullet>
      <text:list-level-style-bullet text:level="4" text:style-name="WW8Num7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1"/>
      </text:list-level-style-bullet>
      <text:list-level-style-bullet text:level="5" text:style-name="WW8Num7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1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1"/>
      </text:list-level-style-bullet>
      <text:list-level-style-bullet text:level="7" text:style-name="WW8Num7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1"/>
      </text:list-level-style-bullet>
      <text:list-level-style-bullet text:level="8" text:style-name="WW8Num7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1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WW8Num8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WW8Num9z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WW8Num9z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1"/>
      </text:list-level-style-bullet>
      <text:list-level-style-bullet text:level="4" text:style-name="WW8Num10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1"/>
      </text:list-level-style-bullet>
      <text:list-level-style-bullet text:level="5" text:style-name="WW8Num10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1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1"/>
      </text:list-level-style-bullet>
      <text:list-level-style-bullet text:level="7" text:style-name="WW8Num10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1"/>
      </text:list-level-style-bullet>
      <text:list-level-style-bullet text:level="8" text:style-name="WW8Num10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1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1"/>
      </text:list-level-style-bullet>
      <text:list-level-style-bullet text:level="4" text:style-name="WW8Num13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1"/>
      </text:list-level-style-bullet>
      <text:list-level-style-bullet text:level="5" text:style-name="WW8Num13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1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1"/>
      </text:list-level-style-bullet>
      <text:list-level-style-bullet text:level="7" text:style-name="WW8Num13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1"/>
      </text:list-level-style-bullet>
      <text:list-level-style-bullet text:level="8" text:style-name="WW8Num13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1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1"/>
      </text:list-level-style-bullet>
      <text:list-level-style-bullet text:level="4" text:style-name="WW8Num15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1"/>
      </text:list-level-style-bullet>
      <text:list-level-style-bullet text:level="5" text:style-name="WW8Num15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1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1"/>
      </text:list-level-style-bullet>
      <text:list-level-style-bullet text:level="7" text:style-name="WW8Num15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1"/>
      </text:list-level-style-bullet>
      <text:list-level-style-bullet text:level="8" text:style-name="WW8Num15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1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7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1"/>
      </text:list-level-style-bullet>
      <text:list-level-style-bullet text:level="4" text:style-name="WW8Num17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1"/>
      </text:list-level-style-bullet>
      <text:list-level-style-bullet text:level="5" text:style-name="WW8Num17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1"/>
      </text:list-level-style-bullet>
      <text:list-level-style-bullet text:level="6" text:style-name="WW8Num17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1"/>
      </text:list-level-style-bullet>
      <text:list-level-style-bullet text:level="7" text:style-name="WW8Num17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1"/>
      </text:list-level-style-bullet>
      <text:list-level-style-bullet text:level="8" text:style-name="WW8Num17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1"/>
      </text:list-level-style-bullet>
      <text:list-level-style-bullet text:level="9" text:style-name="WW8Num17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1"/>
      </text:list-level-style-bullet>
      <text:list-level-style-bullet text:level="4" text:style-name="WW8Num18z3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1"/>
      </text:list-level-style-bullet>
      <text:list-level-style-bullet text:level="7" text:style-name="WW8Num18z3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0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0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0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0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0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0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21z1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21z2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21z1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21z2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21z1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21z2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8Num22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2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WW8Num22z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2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2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WW8Num22z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2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2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3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3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3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3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3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bullet text:level="1" text:style-name="WW8Num24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4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4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1"/>
      </text:list-level-style-bullet>
      <text:list-level-style-bullet text:level="4" text:style-name="WW8Num24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1"/>
      </text:list-level-style-bullet>
      <text:list-level-style-bullet text:level="5" text:style-name="WW8Num24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1"/>
      </text:list-level-style-bullet>
      <text:list-level-style-bullet text:level="6" text:style-name="WW8Num24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1"/>
      </text:list-level-style-bullet>
      <text:list-level-style-bullet text:level="7" text:style-name="WW8Num24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1"/>
      </text:list-level-style-bullet>
      <text:list-level-style-bullet text:level="8" text:style-name="WW8Num24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1"/>
      </text:list-level-style-bullet>
      <text:list-level-style-bullet text:level="9" text:style-name="WW8Num24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5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5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5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5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5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5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6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6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WW8Num26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6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6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WW8Num26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6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6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7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7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WW8Num27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7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7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WW8Num27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7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7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8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8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WW8Num28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8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8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WW8Num28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8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8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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1"/>
      </text:list-level-style-bullet>
      <text:list-level-style-bullet text:level="2" text:style-name="WW8Num29z0" text:bullet-char="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1"/>
      </text:list-level-style-bullet>
      <text:list-level-style-bullet text:level="3" text:style-name="WW8Num29z0" text:bullet-char="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1"/>
      </text:list-level-style-bullet>
      <text:list-level-style-bullet text:level="4" text:style-name="WW8Num29z0" text:bullet-char="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1"/>
      </text:list-level-style-bullet>
      <text:list-level-style-bullet text:level="5" text:style-name="WW8Num29z0" text:bullet-char="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1"/>
      </text:list-level-style-bullet>
      <text:list-level-style-bullet text:level="6" text:style-name="WW8Num29z0" text:bullet-char="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1"/>
      </text:list-level-style-bullet>
      <text:list-level-style-bullet text:level="7" text:style-name="WW8Num29z0" text:bullet-char="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1"/>
      </text:list-level-style-bullet>
      <text:list-level-style-bullet text:level="8" text:style-name="WW8Num29z0" text:bullet-char="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1"/>
      </text:list-level-style-bullet>
      <text:list-level-style-bullet text:level="9" text:style-name="WW8Num29z0" text:bullet-char="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bullet text:level="1" text:style-name="WW8Num30z0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8Num30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0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WW8Num30z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0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0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WW8Num30z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0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0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bullet text:level="1" text:style-name="WW8Num31z0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31z1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31z2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text:style-name="WW8Num31z0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31z1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31z2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text:style-name="WW8Num31z0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31z1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31z2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2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2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2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2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2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2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bullet text:level="1" text:style-name="WW8Num33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3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3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WW8Num33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3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3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WW8Num33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3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3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8Num34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4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WW8Num34z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4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4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WW8Num34z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4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4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1"/>
      </text:list-level-style-bullet>
      <text:list-level-style-bullet text:level="4" text:style-name="WW8Num35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1"/>
      </text:list-level-style-bullet>
      <text:list-level-style-bullet text:level="5" text:style-name="WW8Num35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1"/>
      </text:list-level-style-bullet>
      <text:list-level-style-bullet text:level="6" text:style-name="WW8Num3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1"/>
      </text:list-level-style-bullet>
      <text:list-level-style-bullet text:level="7" text:style-name="WW8Num35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1"/>
      </text:list-level-style-bullet>
      <text:list-level-style-bullet text:level="8" text:style-name="WW8Num35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1"/>
      </text:list-level-style-bullet>
      <text:list-level-style-bullet text:level="9" text:style-name="WW8Num3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6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6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6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6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6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6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7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7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7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7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7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7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 text:consecutive-numbering="true">
      <text:list-level-style-bullet text:level="1" text:style-name="WW8Num38z0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38z1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38z2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1"/>
      </text:list-level-style-bullet>
      <text:list-level-style-bullet text:level="4" text:style-name="WW8Num38z3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38z1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38z2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1"/>
      </text:list-level-style-bullet>
      <text:list-level-style-bullet text:level="7" text:style-name="WW8Num38z3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38z1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38z2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Style1">
      <text:list-level-style-number text:level="1" style:num-prefix="Req " style:num-suffix="." style:num-format="1">
        <style:list-level-properties text:min-label-width="0.5909in"/>
      </text:list-level-style-number>
      <text:list-level-style-number text:level="2" style:num-suffix="." style:num-format="1">
        <style:list-level-properties text:space-before="0.748in"/>
      </text:list-level-style-number>
      <text:list-level-style-number text:level="3" style:num-suffix="." style:num-format="a" style:num-letter-sync="true">
        <style:list-level-properties text:space-before="0.9839in"/>
      </text:list-level-style-number>
      <text:list-level-style-number text:level="4" style:num-suffix="." style:num-format="1">
        <style:list-level-properties text:space-before="1.2201in"/>
      </text:list-level-style-number>
      <text:list-level-style-number text:level="5" style:num-suffix="." style:num-format="1">
        <style:list-level-properties text:space-before="1.4563in"/>
      </text:list-level-style-number>
      <text:list-level-style-number text:level="6" style:num-suffix="." style:num-format="1">
        <style:list-level-properties text:space-before="1.6925in"/>
      </text:list-level-style-number>
      <text:list-level-style-number text:level="7" style:num-suffix="." style:num-format="1">
        <style:list-level-properties text:space-before="1.9283in"/>
      </text:list-level-style-number>
      <text:list-level-style-number text:level="8" style:num-suffix="." style:num-format="1">
        <style:list-level-properties text:space-before="2.1646in"/>
      </text:list-level-style-number>
      <text:list-level-style-number text:level="9" style:num-suffix="." style:num-format="1">
        <style:list-level-properties text:space-before="2.4008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6.5354in" fo:page-height="11.6929in" style:num-format="1" style:print-orientation="landscape" fo:margin-top="0.6693in" fo:margin-bottom="0.6693in" fo:margin-left="0.7874in" fo:margin-right="0.7874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rogramming in C</dc:title>
    <meta:initial-creator>lvd</meta:initial-creator>
    <meta:creation-date>2010-02-15T21:16:00</meta:creation-date>
    <dc:date>2020-12-20T17:21:23.757862685</dc:date>
    <meta:print-date>2010-02-09T16:15:00</meta:print-date>
    <meta:editing-cycles>112</meta:editing-cycles>
    <meta:editing-duration>P2DT4H16S</meta:editing-duration>
    <meta:generator>LibreOffice/6.4.4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